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0695c7" officeooo:paragraph-rsid="000695c7" style:font-weight-asian="normal" style:font-weight-complex="normal"/>
    </style:style>
    <style:style style:name="P3" style:family="paragraph" style:parent-style-name="Standard">
      <style:text-properties fo:font-weight="normal" officeooo:rsid="0007b4f9" officeooo:paragraph-rsid="0007b4f9" style:font-weight-asian="normal" style:font-weight-complex="normal"/>
    </style:style>
    <style:style style:name="P4" style:family="paragraph" style:parent-style-name="Standard">
      <style:text-properties fo:font-style="italic" fo:font-weight="normal" officeooo:rsid="0002e720" officeooo:paragraph-rsid="0002e720" style:font-style-asian="italic" style:font-weight-asian="normal" style:font-style-complex="italic" style:font-weight-complex="normal"/>
    </style:style>
    <style:style style:name="P5" style:family="paragraph" style:parent-style-name="Standard">
      <style:text-properties style:font-name="Liberation Serif" fo:font-weight="normal" officeooo:paragraph-rsid="0004bfe9" style:font-weight-asian="normal" style:font-weight-complex="normal"/>
    </style:style>
    <style:style style:name="P6" style:family="paragraph" style:parent-style-name="Standard">
      <style:text-properties style:font-name="Liberation Serif" fo:font-weight="normal" officeooo:paragraph-rsid="000e1b21" style:font-weight-asian="normal" style:font-weight-complex="normal"/>
    </style:style>
    <style:style style:name="P7" style:family="paragraph" style:parent-style-name="Standard">
      <style:text-properties style:font-name="Liberation Serif" fo:font-weight="normal" officeooo:rsid="000e1b21" officeooo:paragraph-rsid="000e1b21" style:font-weight-asian="normal" style:font-weight-complex="normal"/>
    </style:style>
    <style:style style:name="P8" style:family="paragraph" style:parent-style-name="Standard">
      <style:text-properties style:font-name="Liberation Serif" fo:font-weight="normal" officeooo:rsid="001745e6" officeooo:paragraph-rsid="001745e6" style:font-weight-asian="normal" style:font-weight-complex="normal"/>
    </style:style>
    <style:style style:name="P9" style:family="paragraph" style:parent-style-name="Standard">
      <style:text-properties style:font-name="Liberation Serif" fo:font-weight="normal" officeooo:rsid="001c1dfa" officeooo:paragraph-rsid="001c1dfa" style:font-weight-asian="normal" style:font-weight-complex="normal"/>
    </style:style>
    <style:style style:name="P10" style:family="paragraph" style:parent-style-name="Standard">
      <style:text-properties style:font-name="Liberation Serif" fo:font-style="normal" style:text-underline-style="none" fo:font-weight="bold" officeooo:paragraph-rsid="00052723" style:font-style-asian="normal" style:font-weight-asian="bold" style:font-style-complex="normal" style:font-weight-complex="bold"/>
    </style:style>
    <style:style style:name="P11" style:family="paragraph" style:parent-style-name="Standard">
      <style:text-properties style:font-name="Liberation Serif" fo:font-style="italic" officeooo:paragraph-rsid="0004bfe9" style:font-style-asian="italic" style:font-style-complex="italic"/>
    </style:style>
    <style:style style:name="P12" style:family="paragraph" style:parent-style-name="Standard">
      <style:text-properties style:font-name="Liberation Serif" fo:font-style="italic" officeooo:paragraph-rsid="002d2bf7" style:font-style-asian="italic" style:font-style-complex="italic"/>
    </style:style>
    <style:style style:name="P13" style:family="paragraph" style:parent-style-name="Standard">
      <style:text-properties style:font-name="Liberation Serif" fo:font-style="italic" officeooo:paragraph-rsid="0030896a" style:font-style-asian="italic" style:font-style-complex="italic"/>
    </style:style>
    <style:style style:name="P14" style:family="paragraph" style:parent-style-name="Standard">
      <style:text-properties style:font-name="Liberation Serif" officeooo:paragraph-rsid="0004bfe9"/>
    </style:style>
    <style:style style:name="P15" style:family="paragraph" style:parent-style-name="Standard">
      <style:text-properties style:font-name="Liberation Serif" officeooo:paragraph-rsid="00052723"/>
    </style:style>
    <style:style style:name="P16" style:family="paragraph" style:parent-style-name="Standard">
      <style:text-properties style:font-name="Liberation Serif" fo:font-size="12pt" fo:font-weight="normal" officeooo:paragraph-rsid="0004bfe9"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1df910" officeooo:paragraph-rsid="001df910" style:font-size-asian="12pt" style:font-weight-asian="normal" style:font-size-complex="12pt" style:font-weight-complex="normal"/>
    </style:style>
    <style:style style:name="P18" style:family="paragraph" style:parent-style-name="Standard">
      <style:text-properties officeooo:paragraph-rsid="0004bfe9"/>
    </style:style>
    <style:style style:name="P19" style:family="paragraph" style:parent-style-name="Standard">
      <style:text-properties fo:color="#000000" style:font-name="Liberation Serif" fo:font-style="italic" fo:font-weight="normal" officeooo:rsid="012c09b7" officeooo:paragraph-rsid="0004bfe9"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0" style:family="paragraph" style:parent-style-name="Standard">
      <style:text-properties fo:color="#000000" style:font-name="Liberation Serif" fo:font-style="italic" fo:font-weight="normal" officeooo:rsid="012c09b7" officeooo:paragraph-rsid="0025aa94"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1" style:family="paragraph" style:parent-style-name="Standard">
      <style:text-properties fo:color="#000000" style:font-name="Liberation Serif" fo:font-style="italic" fo:font-weight="normal" officeooo:rsid="012c09b7" officeooo:paragraph-rsid="0030896a"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2" style:family="paragraph" style:parent-style-name="Standard">
      <style:text-properties fo:color="#000000" style:font-name="Liberation Serif" fo:font-style="italic" fo:font-weight="normal" officeooo:rsid="002f7d0f" officeooo:paragraph-rsid="002f7d0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3" style:family="paragraph" style:parent-style-name="Standard">
      <style:text-properties fo:color="#000000" style:font-name="Liberation Serif" fo:font-style="italic" fo:font-weight="normal" officeooo:rsid="00370db2" officeooo:paragraph-rsid="00370db2"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24" style:family="paragraph" style:parent-style-name="Standard">
      <style:text-properties fo:color="#000000" style:font-name="Liberation Serif" fo:font-style="normal" fo:font-weight="normal" officeooo:rsid="0025aa94" officeooo:paragraph-rsid="002b6def"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5" style:family="paragraph" style:parent-style-name="Standard">
      <style:text-properties fo:color="#000000" style:font-name="Liberation Serif" fo:font-style="normal" fo:font-weight="normal" officeooo:rsid="002e26b4" officeooo:paragraph-rsid="002e26b4"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6" style:family="paragraph" style:parent-style-name="Standard">
      <style:text-properties fo:color="#000000" style:font-name="Liberation Serif" fo:font-style="normal" fo:font-weight="normal" officeooo:rsid="012e0cb8" officeooo:paragraph-rsid="002d2bf7"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7" style:family="paragraph" style:parent-style-name="Standard">
      <style:text-properties fo:color="#000000" style:font-name="Liberation Serif" fo:font-style="normal" fo:font-weight="normal" officeooo:rsid="00370db2" officeooo:paragraph-rsid="003b810e" style:letter-kerning="true" style:language-asian="zh" style:country-asian="CN" style:font-style-asian="normal" style:font-weight-asian="normal" style:font-name-complex="FreeSerif" style:language-complex="ar" style:country-complex="SA" style:font-style-complex="normal" style:font-weight-complex="normal"/>
    </style:style>
    <style:style style:name="P28" style:family="paragraph" style:parent-style-name="Standard">
      <style:text-properties fo:color="#000000" style:font-name="Liberation Serif" fo:font-style="normal" fo:font-weight="normal" officeooo:rsid="00370db2" officeooo:paragraph-rsid="00370db2" style:letter-kerning="true" fo:background-color="#ffff00" style:language-asian="zh" style:country-asian="CN" style:font-style-asian="normal" style:font-weight-asian="normal" style:font-name-complex="FreeSerif" style:language-complex="ar" style:country-complex="SA" style:font-style-complex="normal" style:font-weight-complex="normal"/>
    </style:style>
    <style:style style:name="P29" style:family="paragraph" style:parent-style-name="Standard">
      <style:text-properties officeooo:paragraph-rsid="001c1dfa"/>
    </style:style>
    <style:style style:name="P30" style:family="paragraph" style:parent-style-name="Standard">
      <style:text-properties officeooo:paragraph-rsid="0023f229"/>
    </style:style>
    <style:style style:name="P31" style:family="paragraph" style:parent-style-name="Standard">
      <style:text-properties fo:color="#000000" style:font-name="Liberation Serif" fo:font-style="italic" fo:font-weight="normal" officeooo:rsid="0030896a" officeooo:paragraph-rsid="0030896a"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2" style:family="paragraph" style:parent-style-name="Standard">
      <style:text-properties fo:color="#000000" style:font-name="Liberation Serif" fo:font-style="italic" fo:font-weight="normal" officeooo:rsid="0030896a" officeooo:paragraph-rsid="003ebae3"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P33" style:family="paragraph" style:parent-style-name="Standard">
      <style:text-properties fo:color="#000000" style:font-name="Liberation Serif" fo:font-style="italic" fo:font-weight="normal" officeooo:rsid="003be2bf" officeooo:paragraph-rsid="003be2bf" style:letter-kerning="true" style:language-asian="zh" style:country-asian="CN" style:font-style-asian="italic" style:font-weight-asian="normal" style:font-name-complex="FreeSerif" style:language-complex="ar" style:country-complex="SA" style:font-style-complex="italic" style:font-weight-complex="normal"/>
    </style:style>
    <style:style style:name="T1" style:family="text">
      <style:text-properties fo:color="#000000" fo:font-style="normal" officeooo:rsid="00e70da5" style:font-style-asian="normal" style:font-style-complex="normal"/>
    </style:style>
    <style:style style:name="T2" style:family="text">
      <style:text-properties fo:color="#000000" fo:font-style="normal" officeooo:rsid="005569a0" style:font-style-asian="normal" style:font-style-complex="normal"/>
    </style:style>
    <style:style style:name="T3" style:family="text">
      <style:text-properties fo:color="#000000" fo:font-style="normal" officeooo:rsid="03698b04" style:font-style-asian="normal" style:font-style-complex="normal"/>
    </style:style>
    <style:style style:name="T4" style:family="text">
      <style:text-properties fo:color="#000000" fo:font-style="normal" officeooo:rsid="04175f29" style:font-style-asian="normal" style:font-style-complex="normal"/>
    </style:style>
    <style:style style:name="T5" style:family="text">
      <style:text-properties fo:color="#000000" fo:font-style="normal" officeooo:rsid="04163663" style:font-style-asian="normal" style:font-style-complex="normal"/>
    </style:style>
    <style:style style:name="T6" style:family="text">
      <style:text-properties fo:color="#000000" fo:font-style="normal" officeooo:rsid="01458f9e" style:font-style-asian="normal" style:font-style-complex="normal"/>
    </style:style>
    <style:style style:name="T7" style:family="text">
      <style:text-properties fo:color="#000000" fo:font-style="normal" officeooo:rsid="0145fde6" style:font-style-asian="normal" style:font-style-complex="normal"/>
    </style:style>
    <style:style style:name="T8" style:family="text">
      <style:text-properties fo:color="#000000" fo:font-style="normal" officeooo:rsid="0145fde6" fo:background-color="transparent" loext:char-shading-value="0" style:font-style-asian="normal" style:font-style-complex="normal"/>
    </style:style>
    <style:style style:name="T9" style:family="text">
      <style:text-properties fo:color="#000000" fo:font-style="normal" officeooo:rsid="04175f29" fo:background-color="#ffff99" loext:char-shading-value="0" style:font-style-asian="normal" style:font-style-complex="normal"/>
    </style:style>
    <style:style style:name="T10" style:family="text">
      <style:text-properties fo:color="#000000" fo:font-style="normal" style:letter-kerning="true" style:language-asian="zh" style:country-asian="CN" style:font-style-asian="normal" style:font-name-complex="FreeSerif" style:language-complex="ar" style:country-complex="SA" style:font-style-complex="normal"/>
    </style:style>
    <style:style style:name="T11" style:family="text">
      <style:text-properties fo:color="#000000" fo:font-style="normal" officeooo:rsid="01317c14" style:letter-kerning="true" style:language-asian="zh" style:country-asian="CN" style:font-style-asian="normal" style:font-name-complex="FreeSerif" style:language-complex="ar" style:country-complex="SA" style:font-style-complex="normal"/>
    </style:style>
    <style:style style:name="T12" style:family="text">
      <style:text-properties fo:color="#000000" fo:font-style="normal" officeooo:rsid="0131cded" style:letter-kerning="true" style:language-asian="zh" style:country-asian="CN" style:font-style-asian="normal" style:font-name-complex="FreeSerif" style:language-complex="ar" style:country-complex="SA" style:font-style-complex="normal"/>
    </style:style>
    <style:style style:name="T13" style:family="text">
      <style:text-properties fo:color="#000000" fo:font-style="normal" officeooo:rsid="013306b3" style:letter-kerning="true" style:language-asian="zh" style:country-asian="CN" style:font-style-asian="normal" style:font-name-complex="FreeSerif" style:language-complex="ar" style:country-complex="SA" style:font-style-complex="normal"/>
    </style:style>
    <style:style style:name="T14" style:family="text">
      <style:text-properties fo:color="#000000" fo:font-style="normal" officeooo:rsid="0134ba1e" style:letter-kerning="true" style:language-asian="zh" style:country-asian="CN" style:font-style-asian="normal" style:font-name-complex="FreeSerif" style:language-complex="ar" style:country-complex="SA" style:font-style-complex="normal"/>
    </style:style>
    <style:style style:name="T15" style:family="text">
      <style:text-properties fo:color="#000000" fo:font-style="normal" officeooo:rsid="011a669e" style:letter-kerning="true" style:language-asian="zh" style:country-asian="CN" style:font-style-asian="normal" style:font-name-complex="FreeSerif" style:language-complex="ar" style:country-complex="SA" style:font-style-complex="normal"/>
    </style:style>
    <style:style style:name="T16" style:family="text">
      <style:text-properties fo:color="#000000" fo:font-style="normal" officeooo:rsid="0032df48" style:letter-kerning="true" style:language-asian="zh" style:country-asian="CN" style:font-style-asian="normal" style:font-name-complex="FreeSerif" style:language-complex="ar" style:country-complex="SA" style:font-style-complex="normal"/>
    </style:style>
    <style:style style:name="T17" style:family="text">
      <style:text-properties fo:color="#000000" fo:font-style="normal" officeooo:rsid="0366216d" style:letter-kerning="true" style:language-asian="zh" style:country-asian="CN" style:font-style-asian="normal" style:font-name-complex="FreeSerif" style:language-complex="ar" style:country-complex="SA" style:font-style-complex="normal"/>
    </style:style>
    <style:style style:name="T18" style:family="text">
      <style:text-properties fo:color="#000000" fo:font-style="normal" officeooo:rsid="01364437" style:letter-kerning="true" style:language-asian="zh" style:country-asian="CN" style:font-style-asian="normal" style:font-name-complex="FreeSerif" style:language-complex="ar" style:country-complex="SA" style:font-style-complex="normal"/>
    </style:style>
    <style:style style:name="T19" style:family="text">
      <style:text-properties fo:color="#000000" fo:font-style="normal" officeooo:rsid="003ea1b3" style:letter-kerning="true" style:language-asian="zh" style:country-asian="CN" style:font-style-asian="normal" style:font-name-complex="FreeSerif" style:language-complex="ar" style:country-complex="SA" style:font-style-complex="normal"/>
    </style:style>
    <style:style style:name="T20" style:family="text">
      <style:text-properties fo:color="#000000" fo:font-style="normal" officeooo:rsid="0137bc2b" style:letter-kerning="true" style:language-asian="zh" style:country-asian="CN" style:font-style-asian="normal" style:font-name-complex="FreeSerif" style:language-complex="ar" style:country-complex="SA" style:font-style-complex="normal"/>
    </style:style>
    <style:style style:name="T21" style:family="text">
      <style:text-properties fo:color="#000000" fo:font-style="normal" officeooo:rsid="01381c3d" style:letter-kerning="true" style:language-asian="zh" style:country-asian="CN" style:font-style-asian="normal" style:font-name-complex="FreeSerif" style:language-complex="ar" style:country-complex="SA" style:font-style-complex="normal"/>
    </style:style>
    <style:style style:name="T22" style:family="text">
      <style:text-properties fo:color="#000000" fo:font-style="normal" officeooo:rsid="0138ea56" style:letter-kerning="true" style:language-asian="zh" style:country-asian="CN" style:font-style-asian="normal" style:font-name-complex="FreeSerif" style:language-complex="ar" style:country-complex="SA" style:font-style-complex="normal"/>
    </style:style>
    <style:style style:name="T23" style:family="text">
      <style:text-properties fo:color="#000000" fo:font-style="normal" officeooo:rsid="03849ba1" style:letter-kerning="true" style:language-asian="zh" style:country-asian="CN" style:font-style-asian="normal" style:font-name-complex="FreeSerif" style:language-complex="ar" style:country-complex="SA" style:font-style-complex="normal"/>
    </style:style>
    <style:style style:name="T24" style:family="text">
      <style:text-properties fo:color="#000000" fo:font-style="normal" officeooo:rsid="0135428f" style:letter-kerning="true" style:language-asian="zh" style:country-asian="CN" style:font-style-asian="normal" style:font-name-complex="FreeSerif" style:language-complex="ar" style:country-complex="SA" style:font-style-complex="normal"/>
    </style:style>
    <style:style style:name="T25" style:family="text">
      <style:text-properties fo:color="#000000" fo:font-style="normal" officeooo:rsid="0135bbd8" style:letter-kerning="true" style:language-asian="zh" style:country-asian="CN" style:font-style-asian="normal" style:font-name-complex="FreeSerif" style:language-complex="ar" style:country-complex="SA" style:font-style-complex="normal"/>
    </style:style>
    <style:style style:name="T26" style:family="text">
      <style:text-properties fo:color="#000000" style:font-name="Liberation Serif" officeooo:rsid="002ec99f" style:letter-kerning="true" style:language-asian="zh" style:country-asian="CN" style:font-name-complex="FreeSerif" style:language-complex="ar" style:country-complex="SA"/>
    </style:style>
    <style:style style:name="T27" style:family="text">
      <style:text-properties fo:color="#000000" style:font-name="Liberation Serif" officeooo:rsid="036472f2" style:letter-kerning="true" style:language-asian="zh" style:country-asian="CN" style:font-name-complex="FreeSerif" style:language-complex="ar" style:country-complex="SA"/>
    </style:style>
    <style:style style:name="T28" style:family="text">
      <style:text-properties fo:color="#000000" style:font-name="Liberation Serif" officeooo:rsid="036601c1" style:letter-kerning="true" style:language-asian="zh" style:country-asian="CN" style:font-name-complex="FreeSerif" style:language-complex="ar" style:country-complex="SA"/>
    </style:style>
    <style:style style:name="T29" style:family="text">
      <style:text-properties fo:color="#000000" style:font-name="Liberation Serif" officeooo:rsid="003d4d3a" style:letter-kerning="true" style:language-asian="zh" style:country-asian="CN" style:font-name-complex="FreeSerif" style:language-complex="ar" style:country-complex="SA"/>
    </style:style>
    <style:style style:name="T30" style:family="text">
      <style:text-properties fo:color="#000000" style:font-name="Liberation Serif" officeooo:rsid="00373bf3" style:letter-kerning="true" style:language-asian="zh" style:country-asian="CN" style:font-name-complex="FreeSerif" style:language-complex="ar" style:country-complex="SA"/>
    </style:style>
    <style:style style:name="T31" style:family="text">
      <style:text-properties fo:color="#000000" style:font-name="Liberation Serif" officeooo:rsid="0030c76c" style:letter-kerning="true" style:language-asian="zh" style:country-asian="CN" style:font-name-complex="FreeSerif" style:language-complex="ar" style:country-complex="SA"/>
    </style:style>
    <style:style style:name="T32" style:family="text">
      <style:text-properties fo:color="#000000" style:font-name="Liberation Serif" officeooo:rsid="0119d0c3" style:letter-kerning="true" style:language-asian="zh" style:country-asian="CN" style:font-name-complex="FreeSerif" style:language-complex="ar" style:country-complex="SA"/>
    </style:style>
    <style:style style:name="T33" style:family="text">
      <style:text-properties fo:color="#000000" style:font-name="Liberation Serif" fo:font-style="italic" officeooo:rsid="002ec99f" style:letter-kerning="true" style:language-asian="zh" style:country-asian="CN" style:font-style-asian="italic" style:font-name-complex="FreeSerif" style:language-complex="ar" style:country-complex="SA" style:font-style-complex="italic"/>
    </style:style>
    <style:style style:name="T34" style:family="text">
      <style:text-properties fo:color="#000000" style:font-name="Liberation Serif" fo:font-style="italic" officeooo:rsid="012d88f4" style:letter-kerning="true" style:language-asian="zh" style:country-asian="CN" style:font-style-asian="italic" style:font-name-complex="FreeSerif" style:language-complex="ar" style:country-complex="SA" style:font-style-complex="italic"/>
    </style:style>
    <style:style style:name="T35" style:family="text">
      <style:text-properties fo:color="#000000" style:font-name="Liberation Serif" fo:font-style="italic" officeooo:rsid="003d4d3a" style:letter-kerning="true" style:language-asian="zh" style:country-asian="CN" style:font-style-asian="italic" style:font-name-complex="FreeSerif" style:language-complex="ar" style:country-complex="SA" style:font-style-complex="italic"/>
    </style:style>
    <style:style style:name="T36" style:family="text">
      <style:text-properties fo:color="#000000" style:font-name="Liberation Serif" fo:font-style="normal" officeooo:rsid="003d4d3a" style:letter-kerning="true" style:language-asian="zh" style:country-asian="CN" style:font-style-asian="normal" style:font-name-complex="FreeSerif" style:language-complex="ar" style:country-complex="SA" style:font-style-complex="normal"/>
    </style:style>
    <style:style style:name="T37" style:family="text">
      <style:text-properties fo:color="#000000" style:font-name="Liberation Serif" fo:font-style="normal" officeooo:rsid="012d88f4" style:letter-kerning="true" style:language-asian="zh" style:country-asian="CN" style:font-style-asian="normal" style:font-name-complex="FreeSerif" style:language-complex="ar" style:country-complex="SA" style:font-style-complex="normal"/>
    </style:style>
    <style:style style:name="T38" style:family="text">
      <style:text-properties fo:color="#000000" style:font-name="Liberation Serif" fo:font-style="normal" officeooo:rsid="003ea1b3" style:letter-kerning="true" style:language-asian="zh" style:country-asian="CN" style:font-style-asian="normal" style:font-name-complex="FreeSerif" style:language-complex="ar" style:country-complex="SA" style:font-style-complex="normal"/>
    </style:style>
    <style:style style:name="T39" style:family="text">
      <style:text-properties fo:color="#000000" style:font-name="Liberation Serif" fo:font-style="normal" officeooo:rsid="0119314e" style:letter-kerning="true" style:language-asian="zh" style:country-asian="CN" style:font-style-asian="normal" style:font-name-complex="FreeSerif" style:language-complex="ar" style:country-complex="SA" style:font-style-complex="normal"/>
    </style:style>
    <style:style style:name="T40" style:family="text">
      <style:text-properties fo:color="#000000" style:font-name="Liberation Serif" fo:font-style="normal" officeooo:rsid="0119d0c3" style:letter-kerning="true" style:language-asian="zh" style:country-asian="CN" style:font-style-asian="normal" style:font-name-complex="FreeSerif" style:language-complex="ar" style:country-complex="SA" style:font-style-complex="normal"/>
    </style:style>
    <style:style style:name="T41" style:family="text">
      <style:text-properties fo:color="#000000" style:font-name="Liberation Serif" fo:font-style="normal" officeooo:rsid="0117e0d2" style:letter-kerning="true" style:language-asian="zh" style:country-asian="CN" style:font-style-asian="normal" style:font-name-complex="FreeSerif" style:language-complex="ar" style:country-complex="SA" style:font-style-complex="normal"/>
    </style:style>
    <style:style style:name="T4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43" style:family="text">
      <style:text-properties fo:color="#000000" style:font-name="Liberation Serif" fo:font-size="12pt" fo:font-weight="normal" officeooo:rsid="001a838d" style:letter-kerning="true" style:font-size-asian="12pt" style:language-asian="zh" style:country-asian="CN" style:font-weight-asian="normal" style:font-name-complex="FreeSerif" style:font-size-complex="12pt" style:language-complex="ar" style:country-complex="SA" style:font-weight-complex="normal"/>
    </style:style>
    <style:style style:name="T44" style:family="text">
      <style:text-properties fo:color="#000000" style:font-name="Liberation Serif" fo:font-size="12pt" fo:font-weight="normal" officeooo:rsid="00213cf2" style:letter-kerning="true" style:font-size-asian="12pt" style:language-asian="zh" style:country-asian="CN" style:font-weight-asian="normal" style:font-name-complex="FreeSerif" style:font-size-complex="12pt" style:language-complex="ar" style:country-complex="SA" style:font-weight-complex="normal"/>
    </style:style>
    <style:style style:name="T45" style:family="text">
      <style:text-properties fo:color="#000000" style:font-name="Liberation Serif" fo:font-size="12pt" fo:font-weight="normal" officeooo:rsid="0022ce26" style:letter-kerning="true" style:font-size-asian="12pt" style:language-asian="zh" style:country-asian="CN" style:font-weight-asian="normal" style:font-name-complex="FreeSerif" style:font-size-complex="12pt" style:language-complex="ar" style:country-complex="SA" style:font-weight-complex="normal"/>
    </style:style>
    <style:style style:name="T46" style:family="text">
      <style:text-properties fo:color="#000000" style:font-name="Liberation Serif" fo:font-size="12pt" fo:font-weight="normal" officeooo:rsid="0023f229" style:letter-kerning="true" style:font-size-asian="12pt" style:language-asian="zh" style:country-asian="CN" style:font-weight-asian="normal" style:font-name-complex="FreeSerif" style:font-size-complex="12pt" style:language-complex="ar" style:country-complex="SA" style:font-weight-complex="normal"/>
    </style:style>
    <style:style style:name="T47" style:family="text">
      <style:text-properties fo:color="#000000" style:font-name="Liberation Serif" fo:font-size="12pt" fo:font-weight="normal" officeooo:rsid="0024678b" style:letter-kerning="true" style:font-size-asian="12pt" style:language-asian="zh" style:country-asian="CN" style:font-weight-asian="normal" style:font-name-complex="FreeSerif" style:font-size-complex="12pt" style:language-complex="ar" style:country-complex="SA" style:font-weight-complex="normal"/>
    </style:style>
    <style:style style:name="T48" style:family="text">
      <style:text-properties fo:color="#000000" style:font-name="Liberation Serif" fo:font-size="12pt" fo:font-weight="normal" officeooo:rsid="001a838d" style:letter-kerning="true" fo:background-color="#999999" loext:char-shading-value="0" style:font-size-asian="12pt" style:language-asian="zh" style:country-asian="CN" style:font-weight-asian="normal" style:font-name-complex="FreeSerif" style:font-size-complex="12pt" style:language-complex="ar" style:country-complex="SA" style:font-weight-complex="normal"/>
    </style:style>
    <style:style style:name="T49" style:family="text">
      <style:text-properties fo:color="#000000" style:font-name="Liberation Serif" fo:font-weight="normal" officeooo:rsid="000a1d62" style:letter-kerning="true" style:language-asian="zh" style:country-asian="CN" style:font-weight-asian="normal" style:font-name-complex="FreeSerif" style:language-complex="ar" style:country-complex="SA" style:font-weight-complex="normal"/>
    </style:style>
    <style:style style:name="T50" style:family="text">
      <style:text-properties fo:color="#000000" style:font-name="Liberation Serif" fo:font-weight="normal" officeooo:rsid="00105d9c" style:letter-kerning="true" style:language-asian="zh" style:country-asian="CN" style:font-weight-asian="normal" style:font-name-complex="FreeSerif" style:language-complex="ar" style:country-complex="SA" style:font-weight-complex="normal"/>
    </style:style>
    <style:style style:name="T51" style:family="text">
      <style:text-properties fo:color="#000000" style:font-name="Liberation Serif" fo:font-weight="normal" officeooo:rsid="00109e32" style:letter-kerning="true" style:language-asian="zh" style:country-asian="CN" style:font-weight-asian="normal" style:font-name-complex="FreeSerif" style:language-complex="ar" style:country-complex="SA" style:font-weight-complex="normal"/>
    </style:style>
    <style:style style:name="T52" style:family="text">
      <style:text-properties fo:color="#000000" style:font-name="Liberation Serif" fo:font-weight="normal" officeooo:rsid="00135b03" style:letter-kerning="true" style:language-asian="zh" style:country-asian="CN" style:font-weight-asian="normal" style:font-name-complex="FreeSerif" style:language-complex="ar" style:country-complex="SA" style:font-weight-complex="normal"/>
    </style:style>
    <style:style style:name="T53" style:family="text">
      <style:text-properties fo:color="#000000" style:font-name="Liberation Serif" fo:font-weight="normal" officeooo:rsid="00169f73" style:letter-kerning="true" style:language-asian="zh" style:country-asian="CN" style:font-weight-asian="normal" style:font-name-complex="FreeSerif" style:language-complex="ar" style:country-complex="SA" style:font-weight-complex="normal"/>
    </style:style>
    <style:style style:name="T54" style:family="text">
      <style:text-properties fo:color="#000000" style:font-name="Liberation Serif" fo:font-weight="normal" officeooo:rsid="0015278e" style:letter-kerning="true" style:language-asian="zh" style:country-asian="CN" style:font-weight-asian="normal" style:font-name-complex="FreeSerif" style:language-complex="ar" style:country-complex="SA" style:font-weight-complex="normal"/>
    </style:style>
    <style:style style:name="T55" style:family="text">
      <style:text-properties fo:color="#000000" style:font-name="Liberation Serif" fo:font-weight="normal" officeooo:rsid="001f0c3a" style:letter-kerning="true" style:language-asian="zh" style:country-asian="CN" style:font-weight-asian="normal" style:font-name-complex="FreeSerif" style:language-complex="ar" style:country-complex="SA" style:font-weight-complex="normal"/>
    </style:style>
    <style:style style:name="T56" style:family="text">
      <style:text-properties fo:color="#000000" style:font-name="Liberation Serif" fo:font-weight="normal" officeooo:rsid="0018f660" style:letter-kerning="true" style:language-asian="zh" style:country-asian="CN" style:font-weight-asian="normal" style:font-name-complex="FreeSerif" style:language-complex="ar" style:country-complex="SA" style:font-weight-complex="normal"/>
    </style:style>
    <style:style style:name="T57" style:family="text">
      <style:text-properties fo:color="#000000" style:font-name="Liberation Serif" fo:font-weight="normal" officeooo:rsid="001118ed" style:letter-kerning="true" style:language-asian="zh" style:country-asian="CN" style:font-weight-asian="normal" style:font-name-complex="FreeSerif" style:language-complex="ar" style:country-complex="SA" style:font-weight-complex="normal"/>
    </style:style>
    <style:style style:name="T58" style:family="text">
      <style:text-properties fo:color="#000000" style:font-name="Liberation Serif" fo:font-weight="normal" officeooo:rsid="001205e3" style:letter-kerning="true" style:language-asian="zh" style:country-asian="CN" style:font-weight-asian="normal" style:font-name-complex="FreeSerif" style:language-complex="ar" style:country-complex="SA" style:font-weight-complex="normal"/>
    </style:style>
    <style:style style:name="T59" style:family="text">
      <style:text-properties fo:color="#000000"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60" style:family="text">
      <style:text-properties fo:color="#000000" style:font-name="Liberation Serif" fo:font-weight="normal" officeooo:rsid="001df910" style:letter-kerning="true" style:language-asian="zh" style:country-asian="CN" style:font-weight-asian="normal" style:font-name-complex="FreeSerif" style:language-complex="ar" style:country-complex="SA" style:font-weight-complex="normal"/>
    </style:style>
    <style:style style:name="T61" style:family="text">
      <style:text-properties fo:color="#000000" style:font-name="Liberation Serif" fo:font-weight="normal" officeooo:rsid="00213cf2" style:letter-kerning="true" style:language-asian="zh" style:country-asian="CN" style:font-weight-asian="normal" style:font-name-complex="FreeSerif" style:language-complex="ar" style:country-complex="SA" style:font-weight-complex="normal"/>
    </style:style>
    <style:style style:name="T62" style:family="text">
      <style:text-properties fo:color="#000000" style:font-name="Liberation Serif" fo:font-weight="normal" officeooo:rsid="0022ce26" style:letter-kerning="true" style:language-asian="zh" style:country-asian="CN" style:font-weight-asian="normal" style:font-name-complex="FreeSerif" style:language-complex="ar" style:country-complex="SA" style:font-weight-complex="normal"/>
    </style:style>
    <style:style style:name="T63" style:family="text">
      <style:text-properties fo:color="#000000" style:font-name="Liberation Serif" fo:font-weight="normal" officeooo:rsid="0023f229" style:letter-kerning="true" style:language-asian="zh" style:country-asian="CN" style:font-weight-asian="normal" style:font-name-complex="FreeSerif" style:language-complex="ar" style:country-complex="SA" style:font-weight-complex="normal"/>
    </style:style>
    <style:style style:name="T64" style:family="text">
      <style:text-properties fo:color="#000000" style:font-name="Liberation Serif" fo:font-weight="normal" officeooo:rsid="002d2bf7" style:letter-kerning="true" style:language-asian="zh" style:country-asian="CN" style:font-weight-asian="normal" style:font-name-complex="FreeSerif" style:language-complex="ar" style:country-complex="SA" style:font-weight-complex="normal"/>
    </style:style>
    <style:style style:name="T65" style:family="text">
      <style:text-properties fo:color="#000000" style:font-name="Liberation Serif" fo:font-weight="normal" officeooo:rsid="0018f660" style:letter-kerning="true" fo:background-color="transparent" loext:char-shading-value="0" style:language-asian="zh" style:country-asian="CN" style:font-weight-asian="normal" style:font-name-complex="FreeSerif" style:language-complex="ar" style:country-complex="SA" style:font-weight-complex="normal"/>
    </style:style>
    <style:style style:name="T66" style:family="text">
      <style:text-properties fo:color="#000000" style:font-name="Liberation Serif" fo:font-weight="normal" officeooo:rsid="001a838d" style:letter-kerning="true" fo:background-color="#999999" loext:char-shading-value="0" style:language-asian="zh" style:country-asian="CN" style:font-weight-asian="normal" style:font-name-complex="FreeSerif" style:language-complex="ar" style:country-complex="SA" style:font-weight-complex="normal"/>
    </style:style>
    <style:style style:name="T67" style:family="text">
      <style:text-properties fo:color="#000000" style:font-name="Liberation Serif" fo:font-weight="normal" officeooo:rsid="002f7d0f" style:letter-kerning="true" fo:background-color="#999999" loext:char-shading-value="0" style:language-asian="zh" style:country-asian="CN" style:font-weight-asian="normal" style:font-name-complex="FreeSerif" style:language-complex="ar" style:country-complex="SA" style:font-weight-complex="normal"/>
    </style:style>
    <style:style style:name="T68" style:family="text">
      <style:text-properties fo:color="#000000" style:letter-kerning="true" style:language-asian="zh" style:country-asian="CN" style:font-name-complex="FreeSerif" style:language-complex="ar" style:country-complex="SA"/>
    </style:style>
    <style:style style:name="T69" style:family="text">
      <style:text-properties fo:color="#000000" officeooo:rsid="0030c76c" style:letter-kerning="true" style:language-asian="zh" style:country-asian="CN" style:font-name-complex="FreeSerif" style:language-complex="ar" style:country-complex="SA"/>
    </style:style>
    <style:style style:name="T70" style:family="text">
      <style:text-properties fo:color="#000000" officeooo:rsid="012e0cb8" style:letter-kerning="true" style:language-asian="zh" style:country-asian="CN" style:font-name-complex="FreeSerif" style:language-complex="ar" style:country-complex="SA"/>
    </style:style>
    <style:style style:name="T71" style:family="text">
      <style:text-properties fo:color="#000000" officeooo:rsid="011a669e" style:letter-kerning="true" style:language-asian="zh" style:country-asian="CN" style:font-name-complex="FreeSerif" style:language-complex="ar" style:country-complex="SA"/>
    </style:style>
    <style:style style:name="T72" style:family="text">
      <style:text-properties fo:color="#000000" officeooo:rsid="036601c1" style:letter-kerning="true" style:language-asian="zh" style:country-asian="CN" style:font-name-complex="FreeSerif" style:language-complex="ar" style:country-complex="SA"/>
    </style:style>
    <style:style style:name="T73" style:family="text">
      <style:text-properties fo:color="#000000" officeooo:rsid="012e75ae" style:letter-kerning="true" style:language-asian="zh" style:country-asian="CN" style:font-name-complex="FreeSerif" style:language-complex="ar" style:country-complex="SA"/>
    </style:style>
    <style:style style:name="T74" style:family="text">
      <style:text-properties fo:color="#000000" officeooo:rsid="004648a2" style:letter-kerning="true" style:language-asian="zh" style:country-asian="CN" style:font-name-complex="FreeSerif" style:language-complex="ar" style:country-complex="SA"/>
    </style:style>
    <style:style style:name="T75" style:family="text">
      <style:text-properties fo:color="#000000" officeooo:rsid="03668782" style:letter-kerning="true" style:language-asian="zh" style:country-asian="CN" style:font-name-complex="FreeSerif" style:language-complex="ar" style:country-complex="SA"/>
    </style:style>
    <style:style style:name="T76" style:family="text">
      <style:text-properties fo:color="#000000" officeooo:rsid="0037023a" style:letter-kerning="true" style:language-asian="zh" style:country-asian="CN" style:font-name-complex="FreeSerif" style:language-complex="ar" style:country-complex="SA"/>
    </style:style>
    <style:style style:name="T77" style:family="text">
      <style:text-properties fo:color="#000000" officeooo:rsid="0418aad0" style:letter-kerning="true" style:language-asian="zh" style:country-asian="CN" style:font-name-complex="FreeSerif" style:language-complex="ar" style:country-complex="SA"/>
    </style:style>
    <style:style style:name="T78" style:family="text">
      <style:text-properties fo:color="#000000" officeooo:rsid="041a2292" style:letter-kerning="true" style:language-asian="zh" style:country-asian="CN" style:font-name-complex="FreeSerif" style:language-complex="ar" style:country-complex="SA"/>
    </style:style>
    <style:style style:name="T79" style:family="text">
      <style:text-properties fo:color="#000000" officeooo:rsid="00435ff5" style:letter-kerning="true" style:language-asian="zh" style:country-asian="CN" style:font-name-complex="FreeSerif" style:language-complex="ar" style:country-complex="SA"/>
    </style:style>
    <style:style style:name="T80" style:family="text">
      <style:text-properties fo:color="#000000" officeooo:rsid="00465283" style:letter-kerning="true" style:language-asian="zh" style:country-asian="CN" style:font-name-complex="FreeSerif" style:language-complex="ar" style:country-complex="SA"/>
    </style:style>
    <style:style style:name="T81" style:family="text">
      <style:text-properties fo:color="#000000" officeooo:rsid="011ff49b" style:letter-kerning="true" style:language-asian="zh" style:country-asian="CN" style:font-name-complex="FreeSerif" style:language-complex="ar" style:country-complex="SA"/>
    </style:style>
    <style:style style:name="T82" style:family="text">
      <style:text-properties fo:color="#000000" officeooo:rsid="0046e9c4" style:letter-kerning="true" style:language-asian="zh" style:country-asian="CN" style:font-name-complex="FreeSerif" style:language-complex="ar" style:country-complex="SA"/>
    </style:style>
    <style:style style:name="T83" style:family="text">
      <style:text-properties fo:color="#000000" fo:font-style="italic" officeooo:rsid="0030c76c" style:letter-kerning="true" style:language-asian="zh" style:country-asian="CN" style:font-style-asian="italic" style:font-name-complex="FreeSerif" style:language-complex="ar" style:country-complex="SA" style:font-style-complex="italic"/>
    </style:style>
    <style:style style:name="T84" style:family="text">
      <style:text-properties fo:color="#000000"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85" style:family="text">
      <style:text-properties fo:color="#000000"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86" style:family="text">
      <style:text-properties fo:color="#000000"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87" style:family="text">
      <style:text-properties fo:color="#000000"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88"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 style:language-complex="ar" style:country-complex="SA" style:font-style-complex="normal"/>
    </style:style>
    <style:style style:name="T89"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 style:language-complex="ar" style:country-complex="SA" style:font-style-complex="normal"/>
    </style:style>
    <style:style style:name="T90" style:family="text">
      <style:text-properties fo:color="#000000" fo:language="en" fo:country="US" fo:font-style="normal" officeooo:rsid="041b3704" style:letter-kerning="true" fo:background-color="transparent" loext:char-shading-value="0" style:language-asian="zh" style:country-asian="CN" style:font-style-asian="normal" style:font-name-complex="FreeSerif" style:language-complex="ar" style:country-complex="SA" style:font-style-complex="normal"/>
    </style:style>
    <style:style style:name="T91" style:family="text">
      <style:text-properties fo:color="#000000" fo:language="en" fo:country="US" fo:font-style="normal" officeooo:rsid="041a2292" style:letter-kerning="true" fo:background-color="transparent" loext:char-shading-value="0" style:language-asian="zh" style:country-asian="CN" style:font-style-asian="normal" style:font-name-complex="FreeSerif" style:language-complex="ar" style:country-complex="SA" style:font-style-complex="normal"/>
    </style:style>
    <style:style style:name="T92" style:family="text">
      <style:text-properties fo:color="#000000" fo:language="en" fo:country="US" officeooo:rsid="004cabd2" style:letter-kerning="true" style:language-asian="zh" style:country-asian="CN" style:font-name-complex="FreeSerif" style:language-complex="ar" style:country-complex="SA"/>
    </style:style>
    <style:style style:name="T93" style:family="text">
      <style:text-properties fo:color="#000000" fo:language="en" fo:country="US" officeooo:rsid="004e2848" style:letter-kerning="true" style:language-asian="zh" style:country-asian="CN" style:font-name-complex="FreeSerif" style:language-complex="ar" style:country-complex="SA"/>
    </style:style>
    <style:style style:name="T94" style:family="text">
      <style:text-properties fo:color="#000000" fo:language="en" fo:country="US" officeooo:rsid="0047656e" style:letter-kerning="true" style:language-asian="zh" style:country-asian="CN" style:font-name-complex="FreeSerif" style:language-complex="ar" style:country-complex="SA"/>
    </style:style>
    <style:style style:name="T95" style:family="text">
      <style:text-properties fo:color="#000000" fo:language="en" fo:country="US" officeooo:rsid="0046e9c4" style:letter-kerning="true" style:language-asian="zh" style:country-asian="CN" style:font-name-complex="FreeSerif" style:language-complex="ar" style:country-complex="SA"/>
    </style:style>
    <style:style style:name="T96" style:family="text">
      <style:text-properties fo:color="#000000" fo:language="en" fo:country="US" officeooo:rsid="03668782" style:letter-kerning="true" style:language-asian="zh" style:country-asian="CN" style:font-name-complex="FreeSerif" style:language-complex="ar" style:country-complex="SA"/>
    </style:style>
    <style:style style:name="T97" style:family="text">
      <style:text-properties fo:color="#000000" fo:language="en" fo:country="US" officeooo:rsid="013ebebd" style:letter-kerning="true" style:language-asian="zh" style:country-asian="CN" style:font-name-complex="FreeSerif" style:language-complex="ar" style:country-complex="SA"/>
    </style:style>
    <style:style style:name="T98" style:family="text">
      <style:text-properties fo:color="#000000" fo:language="en" fo:country="US" officeooo:rsid="00465283" style:letter-kerning="true" style:language-asian="zh" style:country-asian="CN" style:font-name-complex="FreeSerif" style:language-complex="ar" style:country-complex="SA"/>
    </style:style>
    <style:style style:name="T99" style:family="text">
      <style:text-properties fo:color="#000000" fo:language="en" fo:country="US" officeooo:rsid="0047afbe" style:letter-kerning="true" style:language-asian="zh" style:country-asian="CN" style:font-name-complex="FreeSerif" style:language-complex="ar" style:country-complex="SA"/>
    </style:style>
    <style:style style:name="T100" style:family="text">
      <style:text-properties fo:color="#000000" fo:language="en" fo:country="US" officeooo:rsid="0121a4c1" style:letter-kerning="true" style:language-asian="zh" style:country-asian="CN" style:font-name-complex="FreeSerif" style:language-complex="ar" style:country-complex="SA"/>
    </style:style>
    <style:style style:name="T101" style:family="text">
      <style:text-properties fo:color="#000000" fo:language="en" fo:country="US" officeooo:rsid="00496b34" style:letter-kerning="true" style:language-asian="zh" style:country-asian="CN" style:font-name-complex="FreeSerif" style:language-complex="ar" style:country-complex="SA"/>
    </style:style>
    <style:style style:name="T102" style:family="text">
      <style:text-properties fo:color="#000000" fo:language="en" fo:country="US" officeooo:rsid="013ef9de" style:letter-kerning="true" style:language-asian="zh" style:country-asian="CN" style:font-name-complex="FreeSerif" style:language-complex="ar" style:country-complex="SA"/>
    </style:style>
    <style:style style:name="T103" style:family="text">
      <style:text-properties fo:color="#000000" fo:language="en" fo:country="US" officeooo:rsid="013f1d0c" style:letter-kerning="true" style:language-asian="zh" style:country-asian="CN" style:font-name-complex="FreeSerif" style:language-complex="ar" style:country-complex="SA"/>
    </style:style>
    <style:style style:name="T104" style:family="text">
      <style:text-properties fo:color="#000000" fo:language="en" fo:country="US" officeooo:rsid="0367172f" style:letter-kerning="true" style:language-asian="zh" style:country-asian="CN" style:font-name-complex="FreeSerif" style:language-complex="ar" style:country-complex="SA"/>
    </style:style>
    <style:style style:name="T105" style:family="text">
      <style:text-properties fo:color="#000000" fo:language="en" fo:country="US" officeooo:rsid="0366aa5f" style:letter-kerning="true" style:language-asian="zh" style:country-asian="CN" style:font-name-complex="FreeSerif" style:language-complex="ar" style:country-complex="SA"/>
    </style:style>
    <style:style style:name="T106" style:family="text">
      <style:text-properties fo:color="#000000" fo:language="en" fo:country="US" officeooo:rsid="0047afbe" style:letter-kerning="true" fo:background-color="#ffffff" loext:char-shading-value="0" style:language-asian="zh" style:country-asian="CN" style:font-name-complex="FreeSerif" style:language-complex="ar" style:country-complex="SA"/>
    </style:style>
    <style:style style:name="T107" style:family="text">
      <style:text-properties fo:color="#000000" fo:language="en" fo:country="US" officeooo:rsid="012bd14f" style:letter-kerning="true" fo:background-color="#ffffff" loext:char-shading-value="0" style:language-asian="zh" style:country-asian="CN" style:font-name-complex="FreeSerif" style:language-complex="ar" style:country-complex="SA"/>
    </style:style>
    <style:style style:name="T108" style:family="text">
      <style:text-properties fo:color="#000000" style:text-position="sub 58%" fo:language="en" fo:country="US" fo:font-style="normal" officeooo:rsid="0145fde6" style:letter-kerning="true" style:language-asian="zh" style:country-asian="CN" style:font-style-asian="normal" style:font-name-complex="FreeSerif" style:language-complex="ar" style:country-complex="SA" style:font-style-complex="normal"/>
    </style:style>
    <style:style style:name="T109" style:family="text">
      <style:text-properties fo:color="#000000" style:text-position="sub 58%" fo:language="en" fo:country="US" fo:font-style="normal" officeooo:rsid="004cabd2" style:letter-kerning="true" style:language-asian="zh" style:country-asian="CN" style:font-style-asian="normal" style:font-name-complex="FreeSerif" style:language-complex="ar" style:country-complex="SA" style:font-style-complex="normal"/>
    </style:style>
    <style:style style:name="T110" style:family="text">
      <style:text-properties fo:color="#000000" style:text-position="sub 58%" fo:language="en" fo:country="US" fo:font-style="normal" officeooo:rsid="041b3704" style:letter-kerning="true" style:language-asian="zh" style:country-asian="CN" style:font-style-asian="normal" style:font-name-complex="FreeSerif" style:language-complex="ar" style:country-complex="SA" style:font-style-complex="normal"/>
    </style:style>
    <style:style style:name="T111" style:family="text">
      <style:text-properties fo:color="#000000" style:text-position="sub 58%" fo:language="en" fo:country="US" fo:font-style="normal" officeooo:rsid="041a2292" style:letter-kerning="true" style:language-asian="zh" style:country-asian="CN" style:font-style-asian="normal" style:font-name-complex="FreeSerif" style:language-complex="ar" style:country-complex="SA" style:font-style-complex="normal"/>
    </style:style>
    <style:style style:name="T112" style:family="text">
      <style:text-properties fo:color="#000000" style:text-position="sub 58%" style:font-name="Liberation Serif" fo:font-weight="normal" officeooo:rsid="00200940" style:letter-kerning="true" style:language-asian="zh" style:country-asian="CN" style:font-weight-asian="normal" style:font-name-complex="FreeSerif" style:language-complex="ar" style:country-complex="SA" style:font-weight-complex="normal"/>
    </style:style>
    <style:style style:name="T113" style:family="text">
      <style:text-properties officeooo:rsid="002ec99f"/>
    </style:style>
    <style:style style:name="T114" style:family="text">
      <style:text-properties officeooo:rsid="0030c76c"/>
    </style:style>
    <style:style style:name="T115" style:family="text">
      <style:text-properties officeooo:rsid="003b9b10"/>
    </style:style>
    <style:style style:name="T116" style:family="text">
      <style:text-properties officeooo:rsid="00435ff5"/>
    </style:style>
    <style:style style:name="T117" style:family="text">
      <style:text-properties officeooo:rsid="00355161"/>
    </style:style>
    <style:style style:name="T118" style:family="text">
      <style:text-properties officeooo:rsid="01381c3d"/>
    </style:style>
    <style:style style:name="T119" style:family="text">
      <style:text-properties officeooo:rsid="011ca8f4"/>
    </style:style>
    <style:style style:name="T120" style:family="text">
      <style:text-properties officeooo:rsid="01387819"/>
    </style:style>
    <style:style style:name="T121" style:family="text">
      <style:text-properties fo:font-style="italic"/>
    </style:style>
    <style:style style:name="T122" style:family="text">
      <style:text-properties fo:font-style="italic" style:font-style-asian="italic" style:font-style-complex="italic"/>
    </style:style>
    <style:style style:name="T123" style:family="text">
      <style:text-properties fo:font-style="italic" officeooo:rsid="01387819" style:font-style-asian="italic" style:font-style-complex="italic"/>
    </style:style>
    <style:style style:name="T124" style:family="text">
      <style:text-properties fo:font-style="italic" officeooo:rsid="003b9b10" style:font-style-asian="italic" style:font-style-complex="italic"/>
    </style:style>
    <style:style style:name="T125" style:family="text">
      <style:text-properties fo:font-style="italic" officeooo:rsid="01465100" style:font-style-asian="italic" style:font-style-complex="italic"/>
    </style:style>
    <style:style style:name="T126" style:family="text">
      <style:text-properties officeooo:rsid="0366216d"/>
    </style:style>
    <style:style style:name="T127" style:family="text">
      <style:text-properties officeooo:rsid="013cddf5"/>
    </style:style>
    <style:style style:name="T128" style:family="text">
      <style:text-properties officeooo:rsid="003a438a"/>
    </style:style>
    <style:style style:name="T129" style:family="text">
      <style:text-properties officeooo:rsid="013a4e0d"/>
    </style:style>
    <style:style style:name="T130" style:family="text">
      <style:text-properties officeooo:rsid="00373bf3"/>
    </style:style>
    <style:style style:name="T131" style:family="text">
      <style:text-properties officeooo:rsid="00391711"/>
    </style:style>
    <style:style style:name="T132" style:family="text">
      <style:text-properties officeooo:rsid="00391711" fo:background-color="transparent" loext:char-shading-value="0"/>
    </style:style>
    <style:style style:name="T133" style:family="text">
      <style:text-properties officeooo:rsid="011f342a" fo:background-color="transparent" loext:char-shading-value="0"/>
    </style:style>
    <style:style style:name="T134" style:family="text">
      <style:text-properties style:text-position="sub 58%" officeooo:rsid="00391711" fo:background-color="transparent" loext:char-shading-value="0"/>
    </style:style>
    <style:style style:name="T135" style:family="text">
      <style:text-properties style:text-position="sub 58%" style:font-name="Liberation Serif" fo:font-weight="normal" officeooo:rsid="000a1d62" style:font-weight-asian="normal" style:font-weight-complex="normal"/>
    </style:style>
    <style:style style:name="T136" style:family="text">
      <style:text-properties style:text-position="sub 58%" fo:language="en" fo:country="US" fo:font-style="normal" officeooo:rsid="0145fde6" style:font-style-asian="normal" style:font-style-complex="normal"/>
    </style:style>
    <style:style style:name="T137" style:family="text">
      <style:text-properties style:text-position="sub 58%" fo:language="en" fo:country="US" fo:font-style="normal" officeooo:rsid="004cabd2" style:font-style-asian="normal" style:font-style-complex="normal"/>
    </style:style>
    <style:style style:name="T138" style:family="text">
      <style:text-properties style:text-position="sub 58%" fo:language="en" fo:country="US" fo:font-style="normal" officeooo:rsid="041b3704" style:font-style-asian="normal" style:font-style-complex="normal"/>
    </style:style>
    <style:style style:name="T139" style:family="text">
      <style:text-properties style:text-position="sub 58%" fo:font-style="normal" style:font-style-asian="normal" style:font-style-complex="normal"/>
    </style:style>
    <style:style style:name="T140" style:family="text">
      <style:text-properties officeooo:rsid="03668782"/>
    </style:style>
    <style:style style:name="T141" style:family="text">
      <style:text-properties officeooo:rsid="011e3975"/>
    </style:style>
    <style:style style:name="T142" style:family="text">
      <style:text-properties fo:font-style="normal" style:font-style-asian="normal" style:font-style-complex="normal"/>
    </style:style>
    <style:style style:name="T143" style:family="text">
      <style:text-properties fo:font-style="normal" officeooo:rsid="003b9b10" style:font-style-asian="normal" style:font-style-complex="normal"/>
    </style:style>
    <style:style style:name="T144" style:family="text">
      <style:text-properties fo:font-style="normal" officeooo:rsid="01465100" style:font-style-asian="normal" style:font-style-complex="normal"/>
    </style:style>
    <style:style style:name="T145" style:family="text">
      <style:text-properties fo:font-style="normal" officeooo:rsid="012c09b7" style:font-style-asian="normal" style:font-style-complex="normal"/>
    </style:style>
    <style:style style:name="T146" style:family="text">
      <style:text-properties fo:font-style="normal" officeooo:rsid="00326c26" style:font-style-asian="normal" style:font-style-complex="normal"/>
    </style:style>
    <style:style style:name="T147" style:family="text">
      <style:text-properties fo:font-style="normal" officeooo:rsid="003328ef" style:font-style-asian="normal" style:font-style-complex="normal"/>
    </style:style>
    <style:style style:name="T148" style:family="text">
      <style:text-properties fo:font-style="normal" officeooo:rsid="0035edde" style:font-style-asian="normal" style:font-style-complex="normal"/>
    </style:style>
    <style:style style:name="T149" style:family="text">
      <style:text-properties fo:font-style="normal" officeooo:rsid="003be2bf" style:font-style-asian="normal" style:font-style-complex="normal"/>
    </style:style>
    <style:style style:name="T150" style:family="text">
      <style:text-properties fo:font-style="normal" officeooo:rsid="003c2309" style:font-style-asian="normal" style:font-style-complex="normal"/>
    </style:style>
    <style:style style:name="T151" style:family="text">
      <style:text-properties fo:font-style="normal" officeooo:rsid="003a438a" style:font-style-asian="normal" style:font-style-complex="normal"/>
    </style:style>
    <style:style style:name="T152" style:family="text">
      <style:text-properties fo:font-style="normal" officeooo:rsid="003dbc9e" style:font-style-asian="normal" style:font-style-complex="normal"/>
    </style:style>
    <style:style style:name="T153" style:family="text">
      <style:text-properties fo:font-style="normal" officeooo:rsid="003ebae3" style:font-style-asian="normal" style:font-style-complex="normal"/>
    </style:style>
    <style:style style:name="T154" style:family="text">
      <style:text-properties fo:font-style="normal" officeooo:rsid="003f4306" style:font-style-asian="normal" style:font-style-complex="normal"/>
    </style:style>
    <style:style style:name="T155" style:family="text">
      <style:text-properties officeooo:rsid="041a2292"/>
    </style:style>
    <style:style style:name="T156" style:family="text">
      <style:text-properties officeooo:rsid="041b3704"/>
    </style:style>
    <style:style style:name="T157" style:family="text">
      <style:text-properties officeooo:rsid="013ebebd"/>
    </style:style>
    <style:style style:name="T158" style:family="text">
      <style:text-properties officeooo:rsid="011f79bf"/>
    </style:style>
    <style:style style:name="T159" style:family="text">
      <style:text-properties officeooo:rsid="0046e9c4"/>
    </style:style>
    <style:style style:name="T160" style:family="text">
      <style:text-properties officeooo:rsid="0047656e"/>
    </style:style>
    <style:style style:name="T161" style:family="text">
      <style:text-properties officeooo:rsid="00465283"/>
    </style:style>
    <style:style style:name="T162" style:family="text">
      <style:text-properties officeooo:rsid="0431bb28"/>
    </style:style>
    <style:style style:name="T163" style:family="text">
      <style:text-properties fo:language="en" fo:country="US" fo:font-style="normal" officeooo:rsid="040d6e6c" fo:background-color="#ffffff" loext:char-shading-value="0" style:font-style-asian="normal" style:font-style-complex="normal"/>
    </style:style>
    <style:style style:name="T164" style:family="text">
      <style:text-properties fo:language="en" fo:country="US" fo:font-style="normal" officeooo:rsid="0431bb28" fo:background-color="#ffffff" loext:char-shading-value="0" style:font-style-asian="normal" style:font-style-complex="normal"/>
    </style:style>
    <style:style style:name="T165" style:family="text">
      <style:text-properties fo:language="en" fo:country="US" fo:font-style="normal" officeooo:rsid="004cabd2" style:font-style-asian="normal" style:font-style-complex="normal"/>
    </style:style>
    <style:style style:name="T166" style:family="text">
      <style:text-properties fo:language="en" fo:country="US" fo:font-style="normal" officeooo:rsid="041b3704" style:font-style-asian="normal" style:font-style-complex="normal"/>
    </style:style>
    <style:style style:name="T167" style:family="text">
      <style:text-properties fo:language="en" fo:country="US" fo:font-style="normal" officeooo:rsid="0145fde6" style:font-style-asian="normal" style:font-style-complex="normal"/>
    </style:style>
    <style:style style:name="T168" style:family="text">
      <style:text-properties fo:language="en" fo:country="US" fo:font-style="normal" officeooo:rsid="03687586" fo:background-color="transparent" loext:char-shading-value="0" style:font-style-asian="normal" style:font-style-complex="normal"/>
    </style:style>
    <style:style style:name="T169" style:family="text">
      <style:text-properties fo:language="en" fo:country="US" fo:font-style="normal" officeooo:rsid="0384f73c" fo:background-color="transparent" loext:char-shading-value="0" style:font-style-asian="normal" style:font-style-complex="normal"/>
    </style:style>
    <style:style style:name="T170" style:family="text">
      <style:text-properties fo:language="en" fo:country="US" fo:font-style="normal" officeooo:rsid="041b3704" fo:background-color="transparent" loext:char-shading-value="0" style:font-style-asian="normal" style:font-style-complex="normal"/>
    </style:style>
    <style:style style:name="T171" style:family="text">
      <style:text-properties officeooo:rsid="011c4495"/>
    </style:style>
    <style:style style:name="T172" style:family="text">
      <style:text-properties officeooo:rsid="01465100"/>
    </style:style>
    <style:style style:name="T173" style:family="text">
      <style:text-properties officeooo:rsid="004648a2"/>
    </style:style>
    <style:style style:name="T174" style:family="text">
      <style:text-properties officeooo:rsid="0429116e"/>
    </style:style>
    <style:style style:name="T175" style:family="text">
      <style:text-properties officeooo:rsid="0032df48"/>
    </style:style>
    <style:style style:name="T176" style:family="text">
      <style:text-properties officeooo:rsid="0004bfe9"/>
    </style:style>
    <style:style style:name="T177" style:family="text">
      <style:text-properties style:text-position="super 58%" style:font-name="Liberation Serif" fo:font-weight="normal" officeooo:rsid="000a1d62" style:font-weight-asian="normal" style:font-weight-complex="normal"/>
    </style:style>
    <style:style style:name="T178" style:family="text">
      <style:text-properties officeooo:rsid="000e1b21"/>
    </style:style>
    <style:style style:name="T179" style:family="text">
      <style:text-properties style:font-name="Liberation Serif" fo:font-weight="normal" officeooo:rsid="001c1dfa" style:font-weight-asian="normal" style:font-weight-complex="normal"/>
    </style:style>
    <style:style style:name="T180" style:family="text">
      <style:text-properties style:font-name="Liberation Serif" fo:font-weight="normal" officeooo:rsid="000951d7" style:font-weight-asian="normal" style:font-weight-complex="normal"/>
    </style:style>
    <style:style style:name="T181" style:family="text">
      <style:text-properties style:font-name="Liberation Serif" fo:font-weight="normal" officeooo:rsid="000a1d62" style:font-weight-asian="normal" style:font-weight-complex="normal"/>
    </style:style>
    <style:style style:name="T182" style:family="text">
      <style:text-properties style:font-name="Liberation Serif" fo:font-weight="normal" officeooo:rsid="0022ce26" style:font-weight-asian="normal" style:font-weight-complex="normal"/>
    </style:style>
    <style:style style:name="T183" style:family="text">
      <style:text-properties style:font-name="Liberation Serif" fo:font-weight="normal" officeooo:rsid="002d2bf7" style:font-weight-asian="normal" style:font-weight-complex="normal"/>
    </style:style>
    <style:style style:name="T184" style:family="text">
      <style:text-properties style:font-name="Liberation Serif" fo:font-weight="normal" officeooo:rsid="002e19b2" style:font-weight-asian="normal" style:font-weight-complex="normal"/>
    </style:style>
    <style:style style:name="T185" style:family="text">
      <style:text-properties officeooo:rsid="00270925"/>
    </style:style>
    <style:style style:name="T186" style:family="text">
      <style:text-properties officeooo:rsid="00270925" fo:background-color="#cccccc" loext:char-shading-value="0"/>
    </style:style>
    <style:style style:name="T187" style:family="text">
      <style:text-properties fo:font-size="12pt" officeooo:rsid="0030c76c" style:font-size-asian="12pt" style:font-name-complex="Times New Roman" style:font-size-complex="12pt"/>
    </style:style>
    <style:style style:name="T188" style:family="text">
      <style:text-properties officeooo:rsid="002f3547"/>
    </style:style>
    <style:style style:name="T189" style:family="text">
      <style:text-properties officeooo:rsid="0030896a"/>
    </style:style>
    <style:style style:name="T190" style:family="text">
      <style:text-properties officeooo:rsid="00378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rophorus Marginatus</text:p>
      <text:p text:style-name="P1"/>
      <text:p text:style-name="P1">N-(1-naphtyl)ethylenediamine (NED)</text:p>
      <text:p text:style-name="P1">-post break<text:line-break/>   -try a test assay with 5ul hemolymph, 25ul sulfanilamide solution, and 25ul NED and see if the reading is any different from the 100ul method.<text:line-break/>      -per eppendorf tube, would have 50 sulfanilamide for 10ul hemolymph (previously 100ul sulf with 10ul hemo, split into 50/50 for each well w/50ul NED)</text:p>
      <text:p text:style-name="P3">540nm wavelength filter</text:p>
      <text:p text:style-name="P1"/>
      <text:p text:style-name="P2"><text:a xlink:type="simple" xlink:href="http://www.sciencedirect.com/science/article/pii/S0009898198000606" text:style-name="Internet_20_link" text:visited-style-name="Visited_20_Internet_20_Link">http://www.sciencedirect.com/science/article/pii/S0009898198000606</text:a></text:p>
      <text:p text:style-name="P2">https://en.wikipedia.org/wiki/N-(1-Naphthyl)ethylenediamine</text:p>
      <text:p text:style-name="P1"/>
      <text:p text:style-name="P10">Materials <text:span text:style-name="T113">and </text:span>Methods</text:p>
      <text:p text:style-name="P15"/>
      <text:p text:style-name="P20">Experimental Beetles</text:p>
      <text:p text:style-name="P24">The <text:span text:style-name="T122">Nicrophorus marginatus</text:span> beetles used in this experiment were bred from wild-caught individuals in Buffalo County, Nebraska, USA. <text:s text:c="2"/><text:span text:style-name="T186">How was the initial colony set up?</text:span><text:span text:style-name="T185"> <text:s/>At the time of this study, the beetles had been maintained in an insectary at the University of Nebraska Omaha for </text:span><text:span text:style-name="T186">three?</text:span><text:span text:style-name="T185"> generations. <text:s/>Adults were identified to sex after eclosion and hardening of the exoskeleton had occurred, then placed in individual plastic containers (15 cm x 10 cm x 5 cm) that were filled with moist peat to a height of 2 cm. <text:s/>The containers were held in the insectary at 22.0 ± 0.2 °C with 15 hours of light and 9 hours of dark per day. <text:s/>Beetles were allowed to reach sexual maturity during a period of one month after eclosion. <text:s/>During this time, they were fed, twice per week, 1/4 teaspoon of canned cat food (Science Diet </text:span><text:span text:style-name="Default_20_Paragraph_20_Font"><text:span text:style-name="T187">®</text:span></text:span><text:span text:style-name="T114">, Hill's Pet Nutrition Inc, Topeka, KS, USA).</text:span></text:p>
      <text:p text:style-name="P24"/>
      <text:p text:style-name="P12"><text:span text:style-name="T69">G</text:span><text:span text:style-name="T68">eneral Experimental Design</text:span></text:p>
      <text:p text:style-name="P28">Need to look at how others have written up large experiments like this.</text:p>
      <text:p text:style-name="P25">We looked at: effect of parental effort on immune response; effect of parental effort on adult behavior; effect of parental effort on number of broods raised; effect of parental effort on number of young raised; effect of parental effort on <text:span text:style-name="T188">weight of broods.</text:span></text:p>
      <text:p text:style-name="P25"/>
      <text:p text:style-name="P26">To determine the effect of sex on immune response, when beetles had reached sexual maturity, their </text:p>
      <text:p text:style-name="P20"/>
      <text:p text:style-name="P23">Hemolymph Collection</text:p>
      <text:p text:style-name="P27">To collect hemolymp<text:span text:style-name="T190">h from a beetle, the suture above the prosternum was wiped with 70% ethanol, and then gently punctured with a 25-gauge syringe tip that was sterilized in 70% ethanol. <text:s/>The small incision generally allowed for 2-5 μl of hemolymph to flow from the wound, which was collected using a disposable microcapillary tube. <text:s/>Based upon established protocols (Wilson </text:span><text:span text:style-name="T123">et al</text:span><text:span text:style-name="T120">., 2001), hemolymph samples were immediately forced from the microcapillary tubes into individual 1.5 mL Eppendorf tubes that contained ice-cold phosphate-buffered saline (PBS, pH 7.4) at a ratio of 1 μl hemolymph to 50 μl PBS. <text:s/>Samples were vortexed for five seconds, then placed into a freezer at -20 °C for one hour to rupture hemocytes.</text:span></text:p>
      <text:p text:style-name="P20"/>
      <text:p text:style-name="P13">Phenoloxidase <text:span text:style-name="T115">A</text:span>ctivity <text:span text:style-name="T115">A</text:span>ssay</text:p>
      <text:p text:style-name="P21"><text:span text:style-name="T128">Phenoloxidase acts as a catalyst for the conversion of L-3,4-dihydroxyphenylalanine (L-DOPA) to dopachrome, which can be measured spectrophotometrically. <text:s/>H</text:span>emolymph samples <text:span text:style-name="T129">that had been frozen for one hour </text:span>were thawed, vortexed briefly, and 60 μl <text:span text:style-name="T115">of sample </text:span>was pipetted into a spectrophotometer cuvette that contained 440 μl of ice-cold <text:span text:style-name="T130">phosphate-buffered saline</text:span>. <text:s/>500 μl of L-<text:soft-page-break/>DOPA <text:span text:style-name="T131">(</text:span><text:span text:style-name="T132">4 mg/ml </text:span><text:span text:style-name="T133">of </text:span><text:span text:style-name="T132">H</text:span><text:span text:style-name="T134">2</text:span><text:span text:style-name="T132">O</text:span><text:span text:style-name="T131">) </text:span>was <text:span text:style-name="T115">then </text:span>added to this mixture, and the resultant solution was thoroughly mixed using a <text:span text:style-name="T140">micro</text:span>pipette. <text:s/><text:span text:style-name="T1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41">(absorption/minute)</text:span> during the linear phase of the reaction, <text:span text:style-name="T115">which is known to correlate with the concentration of phenoloxidase in the sample (Wilson et al., 2001, Haine et al</text:span><text:span text:style-name="T143">.,</text:span><text:span text:style-name="T115"> 2008)</text:span>. <text:s/>Each sample was <text:span text:style-name="T141">analyzed</text:span> in duplicate <text:span text:style-name="T155">for assurance of repeatability (</text:span><text:span text:style-name="T165">F</text:span><text:span text:style-name="T136">1</text:span><text:span text:style-name="T137">, </text:span><text:span text:style-name="T138">144</text:span><text:span text:style-name="T165"> = </text:span><text:span text:style-name="T166">32.88</text:span><text:span text:style-name="T165">, P </text:span><text:span text:style-name="T167">&lt;</text:span><text:span text:style-name="T165"> 0.</text:span><text:span text:style-name="T167">0001, </text:span><text:span text:style-name="T168">R=</text:span><text:span text:style-name="T169">0.9</text:span><text:span text:style-name="T170">41</text:span><text:span text:style-name="T155">)</text:span>, and an average of the <text:span text:style-name="T156">result</text:span> was taken to arrive at a final phenoloxidase <text:span text:style-name="T156">activity </text:span>value for each beetle.</text:p>
      <text:p text:style-name="P20"/>
      <text:p text:style-name="P22">Phenoloxidase <text:span text:style-name="T189">Activity</text:span> Assay</text:p>
      <text:p text:style-name="P32"><text:span text:style-name="T150">Phenoloxidase activity was quantified by </text:span><text:span text:style-name="T152">measuring </text:span><text:span text:style-name="T153">the rate of conversion of </text:span><text:span text:style-name="T151">L-3,4-dihydroxyphenylalanine </text:span><text:span text:style-name="T150">(</text:span><text:span text:style-name="T142">L-DOPA</text:span><text:span text:style-name="T153">) to dopachrome. <text:s/>The phenoloxidase in hemolymph samples serves as a catalyst for this conversion. <text:s/>P</text:span><text:span text:style-name="T150">reviously f</text:span><text:span text:style-name="T149">rozen h</text:span><text:span text:style-name="T142">emolymph samples </text:span><text:span text:style-name="T153">were thawed </text:span><text:span text:style-name="T142">and briefly vortex</text:span><text:span text:style-name="T153">ed</text:span><text:span text:style-name="T150"> </text:span><text:span text:style-name="T149">to thoroug</text:span><text:span text:style-name="T150">h</text:span><text:span text:style-name="T149">ly mix </text:span><text:span text:style-name="T153">the solution</text:span><text:span text:style-name="T142">. <text:s/>60 </text:span><text:span text:style-name="T145">μl </text:span><text:span text:style-name="T142">of sample was pipetted into a spectrophotometer cuvette that contained 240 </text:span><text:span text:style-name="T145">μl </text:span><text:span text:style-name="T142">of ice-cold PBS. <text:s/>300 </text:span><text:span text:style-name="T145">μl </text:span><text:span text:style-name="T142">of </text:span><text:span text:style-name="T151">L-3,4-dihydroxyphenylalanine </text:span><text:span text:style-name="T150">(</text:span><text:span text:style-name="T142">L-DOPA, 4 mg/ml of H</text:span><text:span text:style-name="T139">2</text:span><text:span text:style-name="T142">0) was then added, and a micropipette was used to thoroughly mix the </text:span><text:span text:style-name="T146">solution. <text:s/></text:span><text:span text:style-name="T149">Using a spectrophotometer (Beckman Coulter DU530, USA), </text:span><text:span text:style-name="T150">the conversion of L-DOPA to dopachrome was measured over the course of fifteen minutes at 25 </text:span><text:span text:style-name="T145">°</text:span><text:span text:style-name="T150">C </text:span><text:span text:style-name="T154">while using a 490 nm filter</text:span><text:span text:style-name="T149">. <text:s/></text:span><text:span text:style-name="T147">The spectrophotometer’s software was used to measure phenoloxidase activity, which was defined as the rate of </text:span><text:span text:style-name="T148">substrate conversion (absorption/minute) during the reaction’s linear phase.</text:span></text:p>
      <text:p text:style-name="P31"><text:span text:style-name="T148"/></text:p>
      <text:p text:style-name="P33">Protein Assay</text:p>
      <text:p text:style-name="P33"><text:span text:style-name="T142"/></text:p>
      <text:p text:style-name="P33">Encapsulation and Melanization Assay</text:p>
      <text:p text:style-name="P20"/>
      <text:p text:style-name="P11"><text:span text:style-name="T176">Nitric Oxide</text:span> Assay</text:p>
      <text:p text:style-name="P30"><text:span text:style-name="T180">Nitric oxide production </text:span><text:span text:style-name="T181">was determined by measuring the nitrite ion (NO</text:span><text:span text:style-name="T135">2</text:span><text:span text:style-name="T177">-</text:span><text:span text:style-name="T181">) concentration in hemolymph, which was collected </text:span><text:span text:style-name="T180">from beetles </text:span><text:span text:style-name="T181">that had provided</text:span><text:span text:style-name="T180"> </text:span><text:span text:style-name="T181">different levels of parental care. <text:s/>Nitrite is a primary breakdown product of nitric oxide, and is therefore used as an indicator of that compound. <text:s/>The concentration of hemolymph-based nitrite was measured through the use of a spectrophotometer-based assay that incorporated the Griess reagent (1% sulfanilamide in </text:span><text:span text:style-name="T182">10%</text:span><text:span text:style-name="T181"> hydrochloric acid, and 0.1% N-1-napthylethylenediamine dihydrochloride (NED) in distilled, deionized water). <text:s/></text:span><text:span text:style-name="T183">Each beetle assigned to the assay </text:span><text:span text:style-name="T184">had </text:span><text:span text:style-name="T181">10 </text:span><text:span text:style-name="T49">μl </text:span><text:span text:style-name="T50">of</text:span><text:span text:style-name="T51"> </text:span><text:span text:style-name="T50">hemolymp</text:span><text:span text:style-name="T64">h</text:span><text:span text:style-name="T50"> was incubated with </text:span><text:span text:style-name="T52">50</text:span><text:span text:style-name="T50"> μl</text:span><text:span text:style-name="T53"> </text:span><text:span text:style-name="T50">sulfanilamide </text:span><text:span text:style-name="T52">in a 150ml Eppendorf </text:span><text:span text:style-name="T53">tube at room temperature </text:span><text:span text:style-name="T62">and protected from light</text:span><text:span text:style-name="T53"> </text:span><text:span text:style-name="T52">for </text:span><text:span text:style-name="T63">10</text:span><text:span text:style-name="T52"> minute</text:span><text:span text:style-name="T54">s</text:span><text:span text:style-name="T52"> to allow any precipitate to form. <text:s/>Samples were then centrifuged </text:span><text:span text:style-name="T55">at 5000g</text:span><text:span text:style-name="T54"> </text:span><text:span text:style-name="T52">for </text:span><text:span text:style-name="T55">15</text:span><text:span text:style-name="T52"> minute</text:span><text:span text:style-name="T55">s, </text:span><text:span text:style-name="T63">followed by</text:span><text:span text:style-name="T55"> being immediately placed on ice </text:span><text:span text:style-name="T62">and kept in the dark</text:span><text:span text:style-name="T55">. <text:s/>Once all samples had been collected and prepared, 30</text:span><text:span text:style-name="T53"> </text:span><text:span text:style-name="T49">μl </text:span><text:span text:style-name="T53">of </text:span><text:span text:style-name="T55">each</text:span><text:span text:style-name="T53"> supernatant was drawn out with a micropipette and placed into </text:span><text:span text:style-name="T63">one well of </text:span><text:span text:style-name="T53">a 96-well plate. <text:s/></text:span><text:span text:style-name="T63">When</text:span><text:span text:style-name="T55"> all samples had been loaded into wells, </text:span><text:span text:style-name="T50">25 μl of NED solution was added to </text:span><text:span text:style-name="T51">each </text:span><text:span text:style-name="T53">well</text:span><text:span text:style-name="T51"> and allowed to incubate for </text:span><text:span text:style-name="T53">ten</text:span><text:span text:style-name="T51"> minutes </text:span><text:span text:style-name="T62">while being protected from light</text:span><text:span text:style-name="T51">. <text:s/></text:span><text:span text:style-name="T59">While samples were undergoing their final incubation, sodium nitrite (NaNO</text:span><text:span text:style-name="T112">2</text:span><text:span text:style-name="T59">) standards were created with concentrations of </text:span><text:span text:style-name="T62">0</text:span><text:span text:style-name="T50">μ</text:span><text:span text:style-name="T60">M, 1</text:span><text:span text:style-name="T50">μ</text:span><text:span text:style-name="T60">M, 5</text:span><text:span text:style-name="T50">μ</text:span><text:span text:style-name="T60">M, 10</text:span><text:span text:style-name="T50">μ</text:span><text:span text:style-name="T60">M, 17.5</text:span><text:span text:style-name="T50">μ</text:span><text:span text:style-name="T60">M, 25</text:span><text:span text:style-name="T50">μ</text:span><text:span text:style-name="T60">M, 50</text:span><text:span text:style-name="T50">μ</text:span><text:span text:style-name="T60">M, 75</text:span><text:span text:style-name="T50">μ</text:span><text:span text:style-name="T60">M, </text:span><text:span text:style-name="T59">and </text:span><text:span text:style-name="T60">100</text:span><text:span text:style-name="T50">μ</text:span><text:span text:style-name="T60">M</text:span><text:span text:style-name="T65">.</text:span><text:span text:style-name="T56"> <text:s/></text:span><text:span text:style-name="T57">Absorbance was measured </text:span><text:span text:style-name="T63">for 30 minutes with five-minute intervals, </text:span><text:span text:style-name="T57">using a </text:span><text:span text:style-name="T58">96-well plate reader (Labsystems Multiskan Ascent 354) </text:span><text:span text:style-name="T63">equipped </text:span><text:span text:style-name="T62">with a </text:span><text:span text:style-name="T53">5</text:span><text:span text:style-name="T61">4</text:span><text:span text:style-name="T53">0nm </text:span><text:span text:style-name="T62">filter</text:span><text:span text:style-name="T58">. <text:s/></text:span><text:span text:style-name="T53">Samples were measured in duplicate </text:span><text:span text:style-name="T66">[in order to assess repeatability – what was repeatability? <text:s/>Need to c</text:span><text:span text:style-name="T67">alculate</text:span><text:span text:style-name="T66"> this.</text:span><text:span text:style-name="T48">]</text:span><text:span text:style-name="T43"> <text:s/></text:span><text:span text:style-name="T44">When the assay was complete, absorbance values in </text:span><text:span text:style-name="T45">related</text:span><text:span text:style-name="T44"> sample wells were averaged, and the </text:span><text:span text:style-name="T45">mean </text:span><text:span text:style-name="T44">blank value was subtracted from the mean </text:span><text:span text:style-name="T46">sample </text:span><text:span text:style-name="T44">values. <text:s/></text:span><text:span text:style-name="T45">The </text:span><text:span text:style-name="T47">concentration of nitrite in the sample was determined by using the standard curve created from the sodium nitrite standards.</text:span></text:p>
      <text:p text:style-name="P16"/>
      <text:p text:style-name="P17"><text:soft-page-break/>standards were 1uM, 5uM, 10uM, 17.5uM, 25uM, 50uM, 75uM, 100uM </text:p>
      <text:p text:style-name="P5"/>
      <text:p text:style-name="P9"><text:a xlink:type="simple" xlink:href="https://www.reference.com/science/make-1-n-hci-solution-81ccdb5a769e9b68" text:style-name="Internet_20_link" text:visited-style-name="Visited_20_Internet_20_Link">https://www.reference.com/science/make-1-n-hci-solution-81ccdb5a769e9b68</text:a></text:p>
      <text:p text:style-name="P29"><text:span text:style-name="T179">“</text:span>Sulfanilamide is known to efficiently remove nitrite from <text:a xlink:type="simple" xlink:href="http://www.sciencedirect.com/topics/page/Solutions" text:style-name="Internet_20_link" text:visited-style-name="Visited_20_Internet_20_Link">solutions</text:a> treated with strong acids (Cox and Frank, 1982; Marley <text:span text:style-name="T121">et al</text:span>., 2000). The amount of nitrite in a given sample can be quantified by subtraction of the peak areas of sample aliquots pretreated with sulfanilamide from that of untreated aliquots. For routine use, add to 500 μl of skin homogenate 55 μl of a 5% solution of sulfanilamide in 1 N HCl (final concentration 29 mmol/l), and incubate for 15 min at room <text:a xlink:type="simple" xlink:href="http://www.sciencedirect.com/topics/page/Temperature" text:style-name="Internet_20_link" text:visited-style-name="Visited_20_Internet_20_Link">temperature</text:a>. Under these conditions, nitrite reacts with sulfanilamide to form a stable diazonium ion that will not be converted to <text:a xlink:type="simple" xlink:href="http://www.sciencedirect.com/topics/page/NO" text:style-name="Internet_20_link" text:visited-style-name="Visited_20_Internet_20_Link">NO</text:a> by UVA. “</text:p>
      <text:p text:style-name="P5"/>
      <text:p text:style-name="P8"><text:a xlink:type="simple" xlink:href="https://www.promega.com/-/media/files/resources/protocols/technical-bulletins/0/griess-reagent-system-protocol.pdf" text:style-name="Internet_20_link" text:visited-style-name="Visited_20_Internet_20_Link">https://www.promega.com/-/media/files/resources/protocols/technical-bulletins/0/griess-reagent-system-protocol.pdf</text:a></text:p>
      <text:p text:style-name="P8"><text:a xlink:type="simple" xlink:href="https://www.thermofisher.com/order/catalog/product/G7921" text:style-name="Internet_20_link" text:visited-style-name="Visited_20_Internet_20_Link">https://www.thermofisher.com/order/catalog/product/G7921</text:a></text:p>
      <text:p text:style-name="P8"><text:a xlink:type="simple" xlink:href="http://static.enzolifesciences.com/fileadmin/files/manual/ADI-917-010_insert.pdf" text:style-name="Internet_20_link" text:visited-style-name="Visited_20_Internet_20_Link">http://static.enzolifesciences.com/fileadmin/files/manual/ADI-917-010_insert.pdf</text:a></text:p>
      <text:p text:style-name="P8"><text:a xlink:type="simple" xlink:href="https://resources.rndsystems.com/pdfs/datasheets/kge001.pdf" text:style-name="Internet_20_link" text:visited-style-name="Visited_20_Internet_20_Link">https://resources.rndsystems.com/pdfs/datasheets/kge001.pdf</text:a></text:p>
      <text:p text:style-name="P8">https://www.turnerdesigns.com/t2/doc/appnotes/S-0093.pdf</text:p>
      <text:p text:style-name="P5"/>
      <text:p text:style-name="P6">“<text:span text:style-name="T178">2.7. Nitrite level measurement</text:span></text:p>
      <text:p text:style-name="P7">Nitrite production, an indicator of NO synthesis, was measured in all culture supernatants and plasma using a modified Griess reaction as described by Touil-Boukoffa et al. (1998). In brief, 100 ml of culture supernatant was mixed with 100 ml of Griess reagent (5% sulfanilamide, 0.5% napthylethylenediamine dihydrochloride, and 20% HCL), and 800 ml of distilled water. The resulting solution was incubated for 20 min at room temperature. Absorbance was assayed at 543 nm and compared with a standard curve obtained using sodium nitrite (NaNO2).”</text:p>
      <text:p text:style-name="P5"/>
      <text:p text:style-name="P5">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
      <text:p text:style-name="P19">Experimental Beetles</text:p>
      <text:p text:style-name="P18"><text:span text:style-name="T26">Experimental </text:span><text:span text:style-name="T33">N</text:span><text:span text:style-name="T34">icrophorus</text:span><text:span text:style-name="T33"> orbicollis</text:span><text:span text:style-name="T26"> beetles were reared from a colony that was was initially founded by beetles caught </text:span><text:span text:style-name="T27">at T.L. Davis </text:span><text:span text:style-name="T28">Prairie, Nebraska, USA</text:span><text:span text:style-name="T26">. <text:s/></text:span><text:span text:style-name="T29">The colony was initially started with mite-free </text:span><text:span text:style-name="T35">N. tomentosus</text:span><text:span text:style-name="T36"> acting as surrogate parents </text:span><text:span text:style-name="T37">to </text:span><text:span text:style-name="T34">N. orbicollis</text:span><text:span text:style-name="T37"> larvae</text:span><text:span text:style-name="T36">, so that the </text:span><text:span text:style-name="T38">resulting offspring would not foster these </text:span><text:span text:style-name="T39">commensalist</text:span><text:span text:style-name="T40">s</text:span><text:span text:style-name="T39"> and mutualist</text:span><text:span text:style-name="T40">s (Wilson and Knollenberg,</text:span><text:span text:style-name="T41"> </text:span><text:span text:style-name="T40">1987)</text:span><text:span text:style-name="T38">. <text:s/>At the time of this study, the beetles </text:span><text:span text:style-name="T30">had been </text:span><text:span text:style-name="T26">maintained in an insectary at the University of Nebraska Omaha </text:span><text:span text:style-name="T31">for 15 generations</text:span><text:span text:style-name="T36">. <text:s/></text:span><text:span text:style-name="T26">Adults were </text:span><text:span text:style-name="T32">identified to sex</text:span><text:span text:style-name="T26"> </text:span><text:span text:style-name="T32">after</text:span><text:span text:style-name="T26"> eclosion and placed into </text:span><text:span text:style-name="T32">individual </text:span><text:span text:style-name="T26">plastic containers (15 cm x 10 cm x 5 cm), filled with approximately 2 cm of moist peat. <text:s/></text:span><text:span text:style-name="T31">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42">®</text:span></text:span><text:span text:style-name="T31">, Hill's Pet Nutrition Inc, Topeka, KS, USA).</text:span></text:p>
      <text:p text:style-name="P14"/>
      <text:p text:style-name="P11"><text:span text:style-name="T69">G</text:span><text:span text:style-name="T68">eneral Experimental Design</text:span></text:p>
      <text:p text:style-name="P14"><text:span text:style-name="T70">To determine the effect of sex on immune response, w</text:span><text:span text:style-name="T114">hen beetles had reached sexual maturity, </text:span><text:span text:style-name="T69">their </text:span><text:span text:style-name="T71">body mass, </text:span><text:span text:style-name="T69">elytra length </text:span><text:span text:style-name="T71">and</text:span><text:span text:style-name="T69"> pronotum width were measured. <text:s/></text:span><text:span text:style-name="T72">Afterwards, the beetles </text:span><text:span text:style-name="T69">were randomly </text:span><text:soft-page-break/><text:span text:style-name="T69">assigned to one </text:span><text:span text:style-name="T73">of three treatment groups for seven days. <text:s/>In the first treatment group, individuals were fed 1/8 teaspoon of canned cat food per day. <text:s/>The second treatment group consisted of individuals </text:span><text:span text:style-name="T72">that were </text:span><text:span text:style-name="T73">fed 1/8 teaspoon of canned cat food twice during the seven day period. <text:s/>The third treatment group received no food for the seven day period, but had access to water </text:span><text:span text:style-name="T83">ad libitum</text:span><text:span text:style-name="T11"> via </text:span><text:span text:style-name="T12">water-filled glass vials containing </text:span><text:span text:style-name="T11">small cotton rolls</text:span><text:span text:style-name="T12">. <text:s/></text:span><text:span text:style-name="T13">All beetles were housed in the same location of the insectary, </text:span><text:span text:style-name="T14">and only disturbed when food was added to their container or water replenished.</text:span></text:p>
      <text:p text:style-name="P14"/>
      <text:p text:style-name="P14"><text:span text:style-name="T12">At the </text:span><text:span text:style-name="T15">end of the seven day period</text:span><text:span text:style-name="T12">, beetles were </text:span><text:span text:style-name="T16">weighed </text:span><text:span text:style-name="T14">again </text:span><text:span text:style-name="T16">and subsequently</text:span><text:span text:style-name="T12"> </text:span><text:span text:style-name="T14">had hemolymph drawn for use in </text:span><text:span text:style-name="T17">the</text:span><text:span text:style-name="T12"> phenoloxidase and protein assay, </text:span><text:span text:style-name="T14">or subjected to a</text:span><text:span text:style-name="T12"> </text:span><text:span text:style-name="T16">simulated </text:span><text:span text:style-name="T18">encapsulation</text:span><text:span text:style-name="T16"> </text:span><text:span text:style-name="T12">immune </text:span><text:span text:style-name="T19">challenge</text:span><text:span text:style-name="T12"> </text:span><text:span text:style-name="T16">via the </text:span><text:span text:style-name="T12">insertion of </text:span><text:span text:style-name="T16">a small </text:span><text:span text:style-name="T12">nylon monofilament. <text:s/></text:span><text:span text:style-name="T18">By </text:span><text:span text:style-name="T20">quantifying</text:span><text:span text:style-name="T18"> phenoloxidase and encapsulation response, we examined </text:span><text:span text:style-name="T20">aspects of what are considered humoral and cellular innate immunity, </text:span><text:span text:style-name="T21">although this distinction is somewhat </text:span><text:span text:style-name="T22">arbitrary</text:span><text:span text:style-name="T21"> (Strand, 2008)</text:span><text:span text:style-name="T20">. <text:s/></text:span><text:span text:style-name="T17">In or</text:span><text:span text:style-name="T23">d</text:span><text:span text:style-name="T17">er to avoid possible confounding effects, beetles from a</text:span><text:span text:style-name="T10">ll treatment groups </text:span><text:span text:style-name="T17">were handled for</text:span><text:span text:style-name="T24"> </text:span><text:span text:style-name="T25">approximately </text:span><text:span text:style-name="T17">equal amounts of time, and all handling and assays were conducted at approximately he same time of day.</text:span></text:p>
      <text:p text:style-name="P14"/>
      <text:p text:style-name="P11">Hemolymph <text:span text:style-name="T115">C</text:span>ollection</text:p>
      <text:p text:style-name="P14">Hemolymph was extracted from beetles using a 25-gauge syringe tip <text:span text:style-name="T116">that was sterilized in 70% ethanol</text:span> to make a small puncture at the suture <text:span text:style-name="T117">above the prosternum</text:span>, <text:span text:style-name="T118">which was also lightly wiped with 70% ethanol. <text:s/>This procedure allowed us to draw </text:span>between 2-5 μl of hemolymph into a <text:span text:style-name="T119">disposable</text:span> microcapillary tube. <text:s/><text:span text:style-name="T120">Using established protocols (Wilson </text:span><text:span text:style-name="T123">et al</text:span><text:span text:style-name="T120">., 2001), before use in phenoloxidase and protein assays, s</text:span>amples were immediately forced into individual <text:span text:style-name="T126">1.5 mL </text:span>Eppendorf tubes, diluted with a ratio of 1 μl hemolymph to 50 μl of ice-cold phosphate-buffered saline <text:span text:style-name="T127">(PBS, pH 7.4)</text:span>, vortexed, and then frozen at -20 °C for one hour to rupture hemocytes.</text:p>
      <text:p text:style-name="P14"/>
      <text:p text:style-name="P11">Phenoloxidase <text:span text:style-name="T115">A</text:span>ctivity <text:span text:style-name="T115">A</text:span>ssay</text:p>
      <text:p text:style-name="P14"><text:span text:style-name="T128">Phenoloxidase acts as a catalyst for the conversion of L-3,4-dihydroxyphenylalanine (L-DOPA) to dopachrome, which can be measured spectrophotometrically. <text:s/>H</text:span>emolymph samples <text:span text:style-name="T129">that had been frozen for one hour </text:span>were thawed, vortexed briefly, and 60 μl <text:span text:style-name="T115">of sample </text:span>was pipetted into a spectrophotometer cuvette that contained 440 μl of ice-cold <text:span text:style-name="T130">phosphate-buffered saline</text:span>. <text:s/>500 μl of L-DOPA <text:span text:style-name="T131">(</text:span><text:span text:style-name="T132">4 mg/ml </text:span><text:span text:style-name="T133">of </text:span><text:span text:style-name="T132">H</text:span><text:span text:style-name="T134">2</text:span><text:span text:style-name="T132">O</text:span><text:span text:style-name="T131">) </text:span>was <text:span text:style-name="T115">then </text:span>added to this mixture, and the resultant solution was thoroughly mixed using a <text:span text:style-name="T140">micro</text:span>pipette. <text:s/><text:span text:style-name="T11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41">(absorption/minute)</text:span> during the linear phase of the reaction, <text:span text:style-name="T115">which is known to correlate with the concentration of phenoloxidase in the sample (Wilson </text:span><text:span text:style-name="T124">et al</text:span><text:span text:style-name="T115">., 2001, Haine </text:span><text:span text:style-name="T124">et al</text:span><text:span text:style-name="T143">.,</text:span><text:span text:style-name="T115"> 2008)</text:span>. <text:s/>Each sample was <text:span text:style-name="T141">analyzed</text:span> in duplicate <text:span text:style-name="T155">for assurance of repeatability (</text:span><text:span text:style-name="T84">F</text:span><text:span text:style-name="T108">1</text:span><text:span text:style-name="T109">, </text:span><text:span text:style-name="T110">144</text:span><text:span text:style-name="T84"> = </text:span><text:span text:style-name="T85">32.88</text:span><text:span text:style-name="T84">, P </text:span><text:span text:style-name="T86">&lt;</text:span><text:span text:style-name="T84"> 0.</text:span><text:span text:style-name="T86">0001, </text:span><text:span text:style-name="T88">R=</text:span><text:span text:style-name="T89">0.9</text:span><text:span text:style-name="T90">41</text:span><text:span text:style-name="T155">)</text:span>, and an average of the <text:span text:style-name="T156">result</text:span> was taken to arrive at a final phenoloxidase <text:span text:style-name="T156">activity </text:span>value for each beetle.</text:p>
      <text:p text:style-name="P14"/>
      <text:p text:style-name="P11">Protein Assay</text:p>
      <text:p text:style-name="P14">The total amount of protein in each hemolymph sample was measured by combining 40 <text:span text:style-name="T68">μl of </text:span><text:span text:style-name="T74">sample with 960 μl of Bio-Rad protein assay dye in a spectrophotometer cuvette, thoroughly mixing the two with a </text:span><text:span text:style-name="T75">micro</text:span><text:span text:style-name="T74">pipette. <text:s/>This compound was allowed to react for ten minutes, before </text:span><text:span text:style-name="T75">measuring absorbance at 520nm with a spectrophotometer </text:span><text:span text:style-name="T76">(Beckman Coulter DU530, USA)</text:span><text:span text:style-name="T74">. <text:s/>Protein levels were derived using a calibrated standard curve with fixed concentrations of bovine serum albumin (Sigma): 0.216 </text:span><text:span text:style-name="T75">mg/mL</text:span><text:span text:style-name="T74">, 0.432 </text:span><text:span text:style-name="T75">mg/mL</text:span><text:span text:style-name="T74">, 0.648 </text:span><text:span text:style-name="T75">mg/mL </text:span><text:span text:style-name="T74">, and 0.864 </text:span><text:span text:style-name="T75">mg/mL. <text:s/></text:span><text:span text:style-name="T77">This procedure was conducted twice </text:span><text:span text:style-name="T78">for each sample</text:span><text:span text:style-name="T77"> </text:span><text:span text:style-name="T78">in order to assess its repeatability </text:span><text:span text:style-name="T92">(</text:span><text:span text:style-name="T84">F</text:span><text:span text:style-name="T108">1</text:span><text:span text:style-name="T109">, </text:span><text:span text:style-name="T111">126</text:span><text:span text:style-name="T84"> = </text:span><text:span text:style-name="T87">12.67</text:span><text:span text:style-name="T84">, P </text:span><text:span text:style-name="T86">&lt;</text:span><text:span text:style-name="T84"> 0.</text:span><text:span text:style-name="T86">0001, </text:span><text:span text:style-name="T88">R=</text:span><text:span text:style-name="T89">0.</text:span><text:span text:style-name="T91">85</text:span><text:span text:style-name="T90">4</text:span><text:span text:style-name="T93">).</text:span></text:p>
      <text:p text:style-name="P14"/>
      <text:p text:style-name="P11">Encapsulation and Melanization Assay</text:p>
      <text:p text:style-name="P14"><text:soft-page-break/>To simulate a novel challenge of the immune system <text:span text:style-name="T157">via an encapsulation response</text:span>, a nylon monofilament was inserted into beetle<text:span text:style-name="T158">s</text:span> that did not have hemolymph <text:span text:style-name="T158">previously </text:span>drawn. <text:s/>A clear nylon<text:span text:style-name="T159"> </text:span>fishing line <text:span text:style-name="T157">(0.15 mm diameter)</text:span> was roughened with fine-grain sandpaper, tied into knots, and cut into 2 mm pieces, each piece having a knot in its center. <text:s/>A disposable <text:span text:style-name="T160">27-gauge </text:span>syringe tip <text:span text:style-name="T160">needle</text:span> was used to create a small hole in the pleural membrane between the second and third abdominal sternites. <text:s/><text:span text:style-name="T161">Fine-tipped surgical forceps, </text:span><text:span text:style-name="T79">sterilized in 70% ethanol</text:span><text:span text:style-name="T161">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80">°C</text:span><text:span text:style-name="T81"> </text:span><text:span text:style-name="T82">until the filaments were dissected out.</text:span></text:p>
      <text:p text:style-name="P14"/>
      <text:p text:style-name="P14"><text:span text:style-name="T94">Filaments were removed from thawed beetles </text:span><text:span text:style-name="T95">using a dissecting microscope and surgical </text:span><text:span text:style-name="T96">forceps</text:span><text:span text:style-name="T95">, after which the filament was </text:span><text:span text:style-name="T97">gently and </text:span><text:span text:style-name="T95">quickly dipped in water to remove any </text:span><text:span text:style-name="T97">clumps of tissue</text:span><text:span text:style-name="T95">, and stored in individually-labeled </text:span><text:span text:style-name="T96">1.5 mL </text:span><text:span text:style-name="T95">Eppendorf tubes at -20</text:span><text:span text:style-name="T98"> °C </text:span><text:span text:style-name="T99">until they analyzed. <text:s/></text:span><text:span text:style-name="T100">During analysis, f</text:span><text:span text:style-name="T101">ilaments were placed on a depression microscope slide and covered with a glass slip, the slide placed atop a piece of black plastic that would later </text:span><text:span text:style-name="T96">serve</text:span><text:span text:style-name="T101"> as the control gray value. <text:s/></text:span><text:span text:style-name="T99">Each filament was photographed from the front and the back using a microscope with attached camera (</text:span><text:span text:style-name="T106">Olympus SZX12 Dissecting Microscope,</text:span><text:span text:style-name="T107"> 20 megapixel ImagingPlanet camera</text:span><text:span text:style-name="T99">).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92">(</text:span><text:span text:style-name="T84">F</text:span><text:span text:style-name="T108">1</text:span><text:span text:style-name="T109">, </text:span><text:span text:style-name="T108">77</text:span><text:span text:style-name="T84"> = </text:span><text:span text:style-name="T86">1956.49</text:span><text:span text:style-name="T84">, P </text:span><text:span text:style-name="T86">&lt;</text:span><text:span text:style-name="T84"> 0.</text:span><text:span text:style-name="T86">0001, </text:span><text:span text:style-name="T88">R=</text:span><text:span text:style-name="T89">0.999</text:span><text:span text:style-name="T93">). <text:s/>Darkness scores ranged from 0 (completely black) to 215 (near-white). <text:s/></text:span><text:span text:style-name="T102">The </text:span><text:span text:style-name="T103">final encapsulation rating </text:span><text:span text:style-name="T102">for each </text:span><text:span text:style-name="T103">beetle</text:span><text:span text:style-name="T102"> </text:span><text:span text:style-name="T103">was calculated as the difference between the average gray value of the control and the </text:span><text:span text:style-name="T104">front and back </text:span><text:span text:style-name="T105">photographs </text:span><text:span text:style-name="T104">of each filament</text:span><text:span text:style-name="T103">.</text:span></text:p>
      <text:p text:style-name="P14"/>
      <text:p text:style-name="P11">Wild-Caught Beetles</text:p>
      <text:p text:style-name="P14">Wild beetles were captured from a forested area within the University of Nebraska Omaha's TL Davis conservation area, and at a private forest in northern Omaha, <text:span text:style-name="T162">Washington County, </text:span>Nebraska, USA. <text:s/><text:span text:style-name="T162">The TL Davis and Washington County sites are referred to as field sites one (FS1) and two (FS2), respectively.</text:span><text:span text:style-name="T163"> <text:s/></text:span><text:span text:style-name="T164">At each site, b</text:span>eetles were caught using elevated Japanese beetle traps that contained small, sealed plastic cups filled with <text:span text:style-name="T171">decomposing</text:span> ground beef <text:span text:style-name="T172">to attract </text:span><text:span text:style-name="T125">Nicrohorus</text:span><text:span text:style-name="T144"> beetles. <text:s/>The traps were half-filled with </text:span><text:span text:style-name="T142">moist</text:span> peat <text:span text:style-name="T172">for beetles to hide in </text:span>and <text:span text:style-name="T172">avoid any desiccation.</text:span> <text:s/>Traps were placed in transects, approximately <text:span text:style-name="T171">ten meters</text:span> apart, and were checked on alternate days. <text:s/>Wild-caught beetles were brought back to the lab <text:span text:style-name="T173">the day they were collected. <text:s/>Once in the laboratory, the beetles</text:span> <text:span text:style-name="T174">had their mass recorded, elytra length measured, and were identified to sex. <text:s/>They were</text:span> <text:span text:style-name="T175">then placed in individual containers filled with moist peat and allowed to acclimate to insectary conditions for 24 hours. <text:s/>After resting, wild-caught beetles were weighed again and randomly assigned to be subjected </text:span>to a phenoloxidase and protein assay <text:span text:style-name="T175">or</text:span> <text:span text:style-name="T175">simulated </text:span>immune <text:span text:style-name="T119">challenge</text:span> <text:span text:style-name="T175">with a nylon monofilament</text:span>.</text:p>
      <text:p text:style-name="P14"/>
      <text:p text:style-name="P11">Statistics</text:p>
      <text:p text:style-name="P5"><text:span text:style-name="T1">All statistical analyses were performed using SAS (SAS Institute Inc. Cary, NC, USA). <text:s/>The effect of starvation regime, sex, and their interactions on phenoloxidase activity, protein levels, and melanization were analyzed with a general line</text:span><text:span text:style-name="T2">a</text:span><text:span text:style-name="T1">r model </text:span><text:span text:style-name="T3">including the main effects of starvation regime, sex, and their interaction</text:span><text:span text:style-name="T1">. <text:s/></text:span><text:span text:style-name="T4">Protein was used as a covariate during the phenoloxidase activity analysis. <text:s/></text:span><text:span text:style-name="T3">To verify that equal start conditions </text:span><text:span text:style-name="T1">existed </text:span><text:span text:style-name="T3">among the treatments in regard to</text:span><text:span text:style-name="T1"> beetle age, body mass, elytra length, and body condition, </text:span><text:span text:style-name="T3">the effects of starvation regime, sex, and their interactions on these control variables were tested using a general linear model including starvati</text:span><text:span text:style-name="T5">o</text:span><text:span text:style-name="T3">n regime, sex, and their </text:span><text:soft-page-break/><text:span text:style-name="T3">interaction. <text:s/>To achieve normality </text:span><text:span text:style-name="T1">before statistical analysis</text:span><text:span text:style-name="T3">, b</text:span><text:span text:style-name="T1">eetle mass, elytra length, average grey value, and phenoloxidase activity were normalized by log-transformation, while protein was normalized by square root transformation. <text:s/></text:span><text:span text:style-name="T6">Body condition was calculated as the residual between the natural log transformation of the beetle's mass and </text:span><text:span text:style-name="T7">its </text:span><text:span text:style-name="T8">predicted mass </text:span><text:span text:style-name="T9">(how did we calculate predicted mass?)</text:sp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FreeSerif" svg:font-family="FreeSerif"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1:09:43.209327000</meta:creation-date>
    <dc:date>2017-05-04T23:05:57.505006000</dc:date>
    <meta:editing-duration>P7DT9H35M</meta:editing-duration>
    <meta:editing-cycles>25</meta:editing-cycles>
    <meta:generator>LibreOffice/5.2.6.2$MacOSX_X86_64 LibreOffice_project/a3100ed2409ebf1c212f5048fbe377c281438fdc</meta:generator>
    <meta:document-statistic meta:table-count="0" meta:image-count="0" meta:object-count="0" meta:page-count="6" meta:paragraph-count="52" meta:word-count="2898" meta:character-count="19051" meta:non-whitespace-character-count="16109"/>
  </office:meta>
</office:document-meta>
</file>